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83e4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8dad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44d0" officeooo:paragraph-rsid="001a44d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a44d0" officeooo:paragraph-rsid="001a44d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a44d0" officeooo:paragraph-rsid="0018dad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183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183e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36c4" officeooo:paragraph-rsid="00183e4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84d1" officeooo:paragraph-rsid="00183e4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30c6e" officeooo:paragraph-rsid="00183e4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30c6e" officeooo:paragraph-rsid="001ff5d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18dad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1ff5d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18dad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1ff5d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18dad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5276" officeooo:paragraph-rsid="001a527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5276" officeooo:paragraph-rsid="001ff5d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a5276" officeooo:paragraph-rsid="001ff5d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34fc" officeooo:paragraph-rsid="001b34f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b34fc" officeooo:paragraph-rsid="001b34f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b34fc" officeooo:paragraph-rsid="001ff5d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18dad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b34fc" officeooo:paragraph-rsid="001b34f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b34fc" officeooo:paragraph-rsid="001ff5d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0c6e" officeooo:paragraph-rsid="00183e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0c6e" officeooo:paragraph-rsid="001ff5d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598c" officeooo:paragraph-rsid="001ff5d1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none" fo:font-weight="bold" officeooo:rsid="0055f710" officeooo:paragraph-rsid="00183e4e" style:font-size-asian="18pt" style:font-weight-asian="bold" style:font-size-complex="18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erif" fo:font-size="18pt" fo:text-shadow="1pt 1pt" style:text-underline-style="none" fo:font-weight="bold" officeooo:rsid="0055f710" officeooo:paragraph-rsid="00183e4e" style:font-size-asian="18pt" style:font-weight-asian="bold" style:font-size-complex="18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e042b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ff5d1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276e6d" style:font-size-asian="10.5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erif" fo:font-size="12pt" style:text-underline-style="none" fo:font-weight="normal" officeooo:rsid="004f8ad3" officeooo:paragraph-rsid="002a7ed2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erif" fo:font-size="12pt" style:text-underline-style="none" fo:font-weight="normal" officeooo:rsid="00352811" officeooo:paragraph-rsid="00352811" style:font-size-asian="10.5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erif" fo:font-size="12pt" style:text-underline-style="none" fo:font-weight="normal" officeooo:rsid="00366341" officeooo:paragraph-rsid="00366341" style:font-size-asian="10.5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erif" fo:font-size="12pt" style:text-underline-style="none" fo:font-weight="normal" officeooo:rsid="00366341" officeooo:paragraph-rsid="00561662" style:font-size-asian="10.5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erif" fo:font-size="12pt" style:text-underline-style="none" fo:font-weight="normal" officeooo:rsid="00384ea6" officeooo:paragraph-rsid="00384ea6" style:font-size-asian="10.5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erif" fo:font-size="12pt" style:text-underline-style="none" fo:font-weight="normal" officeooo:rsid="00384ea6" officeooo:paragraph-rsid="00561662" style:font-size-asian="10.5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erif" fo:font-size="12pt" style:text-underline-style="none" fo:font-weight="normal" officeooo:rsid="003fc09b" officeooo:paragraph-rsid="003fc09b" style:font-size-asian="10.5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erif" fo:font-size="12pt" style:text-underline-style="none" fo:font-weight="normal" officeooo:rsid="003fc09b" officeooo:paragraph-rsid="00428a37" style:font-size-asian="10.5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erif" fo:font-size="12pt" style:text-underline-style="none" fo:font-weight="normal" officeooo:rsid="003fc09b" officeooo:paragraph-rsid="004d683e" style:font-size-asian="10.5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erif" fo:font-size="12pt" style:text-underline-style="none" fo:font-weight="normal" officeooo:rsid="0040aea9" officeooo:paragraph-rsid="0040aea9" style:font-size-asian="10.5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erif" fo:font-size="12pt" style:text-underline-style="none" fo:font-weight="normal" officeooo:rsid="0040aea9" officeooo:paragraph-rsid="00428a37" style:font-size-asian="10.5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erif" fo:font-size="12pt" style:text-underline-style="none" fo:font-weight="normal" officeooo:rsid="0040aea9" officeooo:paragraph-rsid="004d683e" style:font-size-asian="10.5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erif" fo:font-size="12pt" style:text-underline-style="none" fo:font-weight="normal" officeooo:rsid="0046f461" officeooo:paragraph-rsid="0046f461" style:font-size-asian="10.5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erif" fo:font-size="12pt" style:text-underline-style="none" fo:font-weight="normal" officeooo:rsid="0059c44d" officeooo:paragraph-rsid="0059c44d" style:font-size-asian="10.5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erif" fo:font-size="12pt" style:text-underline-style="none" fo:font-weight="normal" officeooo:rsid="0061afbe" officeooo:paragraph-rsid="0061afbe" style:font-size-asian="10.5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erif" fo:font-size="12pt" style:text-underline-style="none" fo:font-weight="normal" officeooo:rsid="00593c34" officeooo:paragraph-rsid="00777eb9" style:font-size-asian="10.5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erif" fo:font-size="12pt" style:text-underline-style="none" fo:font-weight="normal" officeooo:rsid="003a90ca" officeooo:paragraph-rsid="005d0ff5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erif" fo:font-size="12pt" style:text-underline-style="none" fo:font-weight="bold" officeooo:rsid="0033cf31" officeooo:paragraph-rsid="0033cf31" style:font-size-asian="10.5pt" style:font-weight-asian="bold" style:font-size-complex="12pt" style:font-weight-complex="bold"/>
    </style:style>
    <style:style style:name="P52" style:family="paragraph" style:parent-style-name="Preformatted_20_Text">
      <style:text-properties style:font-name="Liberation Serif" fo:font-size="12pt" style:text-underline-style="none" fo:font-weight="bold" officeooo:rsid="0033cf31" officeooo:paragraph-rsid="003b3432" style:font-size-asian="10.5pt" style:font-weight-asian="bold" style:font-size-complex="12pt" style:font-weight-complex="bold"/>
    </style:style>
    <style:style style:name="P53" style:family="paragraph" style:parent-style-name="Preformatted_20_Text">
      <style:text-properties style:font-name="Liberation Serif" fo:font-size="12pt" style:text-underline-style="none" fo:font-weight="bold" officeooo:rsid="0033cf31" officeooo:paragraph-rsid="00428a37" style:font-size-asian="10.5pt" style:font-weight-asian="bold" style:font-size-complex="12pt" style:font-weight-complex="bold"/>
    </style:style>
    <style:style style:name="P54" style:family="paragraph" style:parent-style-name="Preformatted_20_Text">
      <style:text-properties style:font-name="Liberation Serif" fo:font-size="12pt" style:text-underline-style="none" fo:font-weight="bold" officeooo:rsid="0033cf31" officeooo:paragraph-rsid="004d683e" style:font-size-asian="10.5pt" style:font-weight-asian="bold" style:font-size-complex="12pt" style:font-weight-complex="bold"/>
    </style:style>
    <style:style style:name="P55" style:family="paragraph" style:parent-style-name="Preformatted_20_Text">
      <style:text-properties style:font-name="Liberation Serif" fo:font-size="12pt" style:text-underline-style="none" fo:font-weight="bold" officeooo:rsid="0033cf31" officeooo:paragraph-rsid="005d0ff5" style:font-size-asian="10.5pt" style:font-weight-asian="bold" style:font-size-complex="12pt" style:font-weight-complex="bold"/>
    </style:style>
    <style:style style:name="P56" style:family="paragraph" style:parent-style-name="Preformatted_20_Text">
      <style:text-properties style:font-name="Liberation Serif" fo:font-size="12pt" style:text-underline-style="none" fo:font-weight="bold" officeooo:rsid="0033cf31" officeooo:paragraph-rsid="007953cb" style:font-size-asian="10.5pt" style:font-weight-asian="bold" style:font-size-complex="12pt" style:font-weight-complex="bold"/>
    </style:style>
    <style:style style:name="P57" style:family="paragraph" style:parent-style-name="Preformatted_20_Text">
      <style:text-properties style:font-name="Liberation Serif" fo:font-size="12pt" style:text-underline-style="none" fo:font-weight="bold" officeooo:rsid="0033cf31" officeooo:paragraph-rsid="007d8672" style:font-size-asian="10.5pt" style:font-weight-asian="bold" style:font-size-complex="12pt" style:font-weight-complex="bold"/>
    </style:style>
    <style:style style:name="P58" style:family="paragraph" style:parent-style-name="Preformatted_20_Text">
      <style:text-properties style:font-name="Liberation Serif" fo:font-size="12pt" style:text-underline-style="none" fo:font-weight="bold" officeooo:rsid="00384ea6" officeooo:paragraph-rsid="00384ea6" style:font-size-asian="10.5pt" style:font-weight-asian="bold" style:font-size-complex="12pt" style:font-weight-complex="bold"/>
    </style:style>
    <style:style style:name="P59" style:family="paragraph" style:parent-style-name="Preformatted_20_Text">
      <style:text-properties style:font-name="Liberation Serif" fo:font-size="12pt" style:text-underline-style="none" fo:font-weight="bold" officeooo:rsid="00384ea6" officeooo:paragraph-rsid="003b3432" style:font-size-asian="10.5pt" style:font-weight-asian="bold" style:font-size-complex="12pt" style:font-weight-complex="bold"/>
    </style:style>
    <style:style style:name="P60" style:family="paragraph" style:parent-style-name="Preformatted_20_Text">
      <style:text-properties style:font-name="Liberation Serif" fo:font-size="12pt" style:text-underline-style="none" fo:font-weight="bold" officeooo:rsid="00384ea6" officeooo:paragraph-rsid="00428a37" style:font-size-asian="10.5pt" style:font-weight-asian="bold" style:font-size-complex="12pt" style:font-weight-complex="bold"/>
    </style:style>
    <style:style style:name="P61" style:family="paragraph" style:parent-style-name="Preformatted_20_Text">
      <style:text-properties style:font-name="Liberation Serif" fo:font-size="12pt" style:text-underline-style="none" fo:font-weight="bold" officeooo:rsid="00384ea6" officeooo:paragraph-rsid="004d683e" style:font-size-asian="10.5pt" style:font-weight-asian="bold" style:font-size-complex="12pt" style:font-weight-complex="bold"/>
    </style:style>
    <style:style style:name="P62" style:family="paragraph" style:parent-style-name="Preformatted_20_Text">
      <style:text-properties style:font-name="Liberation Serif" fo:font-size="12pt" style:text-underline-style="none" fo:font-weight="bold" officeooo:rsid="00384ea6" officeooo:paragraph-rsid="00561662" style:font-size-asian="10.5pt" style:font-weight-asian="bold" style:font-size-complex="12pt" style:font-weight-complex="bold"/>
    </style:style>
    <style:style style:name="P63" style:family="paragraph" style:parent-style-name="Preformatted_20_Text">
      <style:text-properties style:font-name="Liberation Serif" fo:font-size="12pt" style:text-underline-style="none" fo:font-weight="bold" officeooo:rsid="00384ea6" officeooo:paragraph-rsid="005d0ff5" style:font-size-asian="10.5pt" style:font-weight-asian="bold" style:font-size-complex="12pt" style:font-weight-complex="bold"/>
    </style:style>
    <style:style style:name="P64" style:family="paragraph" style:parent-style-name="Preformatted_20_Text">
      <style:text-properties style:font-name="Liberation Serif" fo:font-size="12pt" style:text-underline-style="none" fo:font-weight="bold" officeooo:rsid="003170d5" officeooo:paragraph-rsid="00415937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style:font-name="Liberation Serif" fo:font-size="12pt" style:text-underline-style="none" fo:font-weight="bold" officeooo:rsid="003170d5" officeooo:paragraph-rsid="00428a37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Liberation Serif" fo:font-size="12pt" style:text-underline-style="none" fo:font-weight="bold" officeooo:rsid="003170d5" officeooo:paragraph-rsid="004d683e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style:font-name="Liberation Serif" fo:font-size="12pt" style:text-underline-style="none" fo:font-weight="bold" officeooo:rsid="003170d5" officeooo:paragraph-rsid="005d0ff5" style:font-size-asian="12pt" style:font-weight-asian="bold" style:font-size-complex="12pt" style:font-weight-complex="bold"/>
    </style:style>
    <style:style style:name="P68" style:family="paragraph" style:parent-style-name="Preformatted_20_Text">
      <style:text-properties style:font-name="Liberation Serif" fo:font-size="12pt" style:text-underline-style="none" officeooo:rsid="0061afbe" officeooo:paragraph-rsid="0061afbe" style:font-size-asian="10.5pt" style:font-size-complex="12pt"/>
    </style:style>
    <style:style style:name="P69" style:family="paragraph" style:parent-style-name="Preformatted_20_Text">
      <style:text-properties style:font-name="Liberation Serif" fo:font-size="12pt" officeooo:rsid="00255a06" officeooo:paragraph-rsid="002a7ed2" style:font-size-asian="12pt" style:font-size-complex="12pt"/>
    </style:style>
    <style:style style:name="P70" style:family="paragraph" style:parent-style-name="Preformatted_20_Text">
      <style:text-properties style:font-name="Liberation Serif" fo:font-size="12pt" officeooo:rsid="00288dec" officeooo:paragraph-rsid="002c16f0" style:font-size-asian="12pt" style:font-size-complex="12pt"/>
    </style:style>
    <style:style style:name="P71" style:family="paragraph" style:parent-style-name="Preformatted_20_Text">
      <style:text-properties style:font-name="Liberation Serif" fo:font-size="12pt" officeooo:rsid="002f07ad" officeooo:paragraph-rsid="002cea92" style:font-size-asian="12pt" style:font-size-complex="12pt"/>
    </style:style>
    <style:style style:name="P72" style:family="paragraph" style:parent-style-name="Preformatted_20_Text">
      <style:text-properties style:font-name="Liberation Serif" fo:font-size="12pt" officeooo:rsid="002f07ad" officeooo:paragraph-rsid="002a7ed2" style:font-size-asian="12pt" style:font-size-complex="12pt"/>
    </style:style>
    <style:style style:name="P73" style:family="paragraph" style:parent-style-name="Preformatted_20_Text">
      <style:text-properties style:font-name="Liberation Serif" fo:font-size="12pt" officeooo:rsid="003a90ca" officeooo:paragraph-rsid="002a7ed2" style:font-size-asian="12pt" style:font-size-complex="12pt"/>
    </style:style>
    <style:style style:name="P74" style:family="paragraph" style:parent-style-name="Preformatted_20_Text">
      <style:text-properties style:font-name="Liberation Serif" fo:font-size="12pt" officeooo:rsid="003a90ca" officeooo:paragraph-rsid="004d683e" style:font-size-asian="12pt" style:font-size-complex="12pt"/>
    </style:style>
    <style:style style:name="P75" style:family="paragraph" style:parent-style-name="Preformatted_20_Text">
      <style:text-properties style:font-name="Liberation Serif" fo:font-size="12pt" officeooo:rsid="00327329" officeooo:paragraph-rsid="005d0ff5" style:font-size-asian="12pt" style:font-size-complex="12pt"/>
    </style:style>
    <style:style style:name="P76" style:family="paragraph" style:parent-style-name="Preformatted_20_Text">
      <style:text-properties style:font-name="Liberation Serif" fo:font-size="12pt" officeooo:rsid="0035991d" officeooo:paragraph-rsid="002a7ed2" style:font-size-asian="12pt" style:font-size-complex="12pt"/>
    </style:style>
    <style:style style:name="P77" style:family="paragraph" style:parent-style-name="Preformatted_20_Text">
      <style:text-properties style:font-name="Liberation Serif" fo:font-size="12pt" officeooo:rsid="002cf7a5" officeooo:paragraph-rsid="002cf7a5" style:font-size-asian="12pt" style:font-size-complex="12pt"/>
    </style:style>
    <style:style style:name="P78" style:family="paragraph" style:parent-style-name="Preformatted_20_Text">
      <style:text-properties style:font-name="Liberation Serif" fo:font-size="12pt" officeooo:rsid="003170d5" officeooo:paragraph-rsid="00561662" style:font-size-asian="12pt" style:font-size-complex="12pt"/>
    </style:style>
    <style:style style:name="P79" style:family="paragraph" style:parent-style-name="Preformatted_20_Text">
      <style:text-properties style:font-name="Liberation Serif" fo:font-size="12pt" officeooo:rsid="005187c1" officeooo:paragraph-rsid="005187c1" style:font-size-asian="12pt" style:font-size-complex="12pt"/>
    </style:style>
    <style:style style:name="P80" style:family="paragraph" style:parent-style-name="Preformatted_20_Text">
      <style:text-properties style:font-name="Liberation Serif" fo:font-size="12pt" officeooo:rsid="002a6f18" officeooo:paragraph-rsid="002c16f0" style:font-size-asian="12pt" style:font-size-complex="12pt"/>
    </style:style>
    <style:style style:name="P81" style:family="paragraph" style:parent-style-name="Preformatted_20_Text">
      <style:text-properties style:font-name="Liberation Serif" fo:font-size="12pt" officeooo:rsid="002a6f18" officeooo:paragraph-rsid="002cea92" style:font-size-asian="12pt" style:font-size-complex="12pt"/>
    </style:style>
    <style:style style:name="P82" style:family="paragraph" style:parent-style-name="Preformatted_20_Text">
      <style:text-properties style:font-name="Liberation Serif" fo:font-size="12pt" officeooo:rsid="00346b27" officeooo:paragraph-rsid="005d0ff5" style:font-size-asian="12pt" style:font-size-complex="12pt"/>
    </style:style>
    <style:style style:name="P83" style:family="paragraph" style:parent-style-name="Preformatted_20_Text">
      <style:text-properties style:font-name="Liberation Serif" fo:font-size="12pt" fo:font-weight="bold" officeooo:rsid="003170d5" officeooo:paragraph-rsid="003170d5" style:font-size-asian="12pt" style:font-weight-asian="bold" style:font-size-complex="12pt" style:font-weight-complex="bold"/>
    </style:style>
    <style:style style:name="P84" style:family="paragraph" style:parent-style-name="Preformatted_20_Text">
      <style:text-properties style:font-name="Liberation Serif" fo:font-size="12pt" fo:font-weight="bold" officeooo:rsid="003170d5" officeooo:paragraph-rsid="003b3432" style:font-size-asian="12pt" style:font-weight-asian="bold" style:font-size-complex="12pt" style:font-weight-complex="bold"/>
    </style:style>
    <style:style style:name="P85" style:family="paragraph" style:parent-style-name="Preformatted_20_Text">
      <style:text-properties style:font-name="Liberation Serif" fo:font-size="12pt" fo:font-weight="bold" officeooo:rsid="003170d5" officeooo:paragraph-rsid="00428a37" style:font-size-asian="12pt" style:font-weight-asian="bold" style:font-size-complex="12pt" style:font-weight-complex="bold"/>
    </style:style>
    <style:style style:name="P86" style:family="paragraph" style:parent-style-name="Preformatted_20_Text">
      <style:text-properties style:font-name="Liberation Serif" fo:font-size="12pt" fo:font-weight="bold" officeooo:rsid="003170d5" officeooo:paragraph-rsid="004d683e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style:font-name="Liberation Serif" fo:font-size="12pt" fo:font-weight="bold" officeooo:rsid="003170d5" officeooo:paragraph-rsid="00561662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style:font-name="Liberation Serif" fo:font-size="12pt" fo:font-weight="bold" officeooo:rsid="003170d5" officeooo:paragraph-rsid="005d0ff5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style:font-name="Liberation Serif" fo:font-size="12pt" fo:font-weight="bold" officeooo:rsid="00333aeb" officeooo:paragraph-rsid="00333aeb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style:font-name="Liberation Serif" fo:font-size="12pt" fo:font-weight="bold" officeooo:rsid="00333aeb" officeooo:paragraph-rsid="003b3432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style:font-name="Liberation Serif" fo:font-size="12pt" fo:font-weight="bold" officeooo:rsid="00333aeb" officeooo:paragraph-rsid="00428a37" style:font-size-asian="12pt" style:font-weight-asian="bold" style:font-size-complex="12pt" style:font-weight-complex="bold"/>
    </style:style>
    <style:style style:name="P92" style:family="paragraph" style:parent-style-name="Preformatted_20_Text">
      <style:text-properties style:font-name="Liberation Serif" fo:font-size="12pt" fo:font-weight="bold" officeooo:rsid="00333aeb" officeooo:paragraph-rsid="004d683e" style:font-size-asian="12pt" style:font-weight-asian="bold" style:font-size-complex="12pt" style:font-weight-complex="bold"/>
    </style:style>
    <style:style style:name="P93" style:family="paragraph" style:parent-style-name="Preformatted_20_Text">
      <style:text-properties style:font-name="Liberation Serif" fo:font-size="12pt" fo:font-weight="bold" officeooo:rsid="00333aeb" officeooo:paragraph-rsid="00561662" style:font-size-asian="12pt" style:font-weight-asian="bold" style:font-size-complex="12pt" style:font-weight-complex="bold"/>
    </style:style>
    <style:style style:name="P94" style:family="paragraph" style:parent-style-name="Preformatted_20_Text">
      <style:text-properties style:font-name="Liberation Serif" fo:font-size="12pt" fo:font-weight="bold" officeooo:rsid="00333aeb" officeooo:paragraph-rsid="005d0ff5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style:font-name="Liberation Serif" fo:font-size="12pt" fo:font-weight="bold" officeooo:rsid="00333aeb" officeooo:paragraph-rsid="007953cb" style:font-size-asian="12pt" style:font-weight-asian="bold" style:font-size-complex="12pt" style:font-weight-complex="bold"/>
    </style:style>
    <style:style style:name="P96" style:family="paragraph" style:parent-style-name="Preformatted_20_Text">
      <style:text-properties style:font-name="Liberation Serif" fo:font-size="12pt" fo:font-weight="bold" officeooo:rsid="00333aeb" officeooo:paragraph-rsid="007d8672" style:font-size-asian="12pt" style:font-weight-asian="bold" style:font-size-complex="12pt" style:font-weight-complex="bold"/>
    </style:style>
    <style:style style:name="P97" style:family="paragraph" style:parent-style-name="Preformatted_20_Text">
      <style:text-properties style:font-name="Liberation Serif" fo:font-size="12pt" fo:font-weight="bold" officeooo:rsid="00561662" officeooo:paragraph-rsid="00561662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style:font-name="Liberation Serif" fo:font-size="12pt" fo:font-weight="normal" officeooo:rsid="003170d5" officeooo:paragraph-rsid="003170d5" style:font-size-asian="12pt" style:font-weight-asian="normal" style:font-size-complex="12pt" style:font-weight-complex="normal"/>
    </style:style>
    <style:style style:name="P99" style:family="paragraph" style:parent-style-name="Preformatted_20_Text">
      <style:text-properties style:font-name="Liberation Serif" fo:font-size="12pt" fo:font-weight="normal" officeooo:rsid="003170d5" officeooo:paragraph-rsid="003b3432" style:font-size-asian="12pt" style:font-weight-asian="normal" style:font-size-complex="12pt" style:font-weight-complex="normal"/>
    </style:style>
    <style:style style:name="P100" style:family="paragraph" style:parent-style-name="Preformatted_20_Text">
      <style:text-properties style:font-name="Liberation Serif" fo:font-size="12pt" fo:font-weight="normal" officeooo:rsid="003170d5" officeooo:paragraph-rsid="00428a37" style:font-size-asian="12pt" style:font-weight-asian="normal" style:font-size-complex="12pt" style:font-weight-complex="normal"/>
    </style:style>
    <style:style style:name="P101" style:family="paragraph" style:parent-style-name="Preformatted_20_Text">
      <style:text-properties style:font-name="Liberation Serif" fo:font-size="12pt" fo:font-weight="normal" officeooo:rsid="003170d5" officeooo:paragraph-rsid="004d683e" style:font-size-asian="12pt" style:font-weight-asian="normal" style:font-size-complex="12pt" style:font-weight-complex="normal"/>
    </style:style>
    <style:style style:name="P102" style:family="paragraph" style:parent-style-name="Preformatted_20_Text">
      <style:text-properties style:font-name="Liberation Serif" fo:font-size="12pt" fo:font-weight="normal" officeooo:rsid="003170d5" officeooo:paragraph-rsid="00561662" style:font-size-asian="12pt" style:font-weight-asian="normal" style:font-size-complex="12pt" style:font-weight-complex="normal"/>
    </style:style>
    <style:style style:name="P103" style:family="paragraph" style:parent-style-name="Preformatted_20_Text">
      <style:text-properties style:font-name="Liberation Serif" fo:font-size="12pt" fo:font-weight="normal" officeooo:rsid="003170d5" officeooo:paragraph-rsid="005d0ff5" style:font-size-asian="12pt" style:font-weight-asian="normal" style:font-size-complex="12pt" style:font-weight-complex="normal"/>
    </style:style>
    <style:style style:name="P104" style:family="paragraph" style:parent-style-name="Preformatted_20_Text">
      <style:text-properties style:font-name="Liberation Serif" fo:font-size="12pt" fo:font-weight="normal" officeooo:rsid="003d088d" officeooo:paragraph-rsid="003d088d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style:font-name="Liberation Serif" fo:font-size="12pt" fo:font-weight="normal" officeooo:rsid="003d088d" officeooo:paragraph-rsid="005d0ff5" style:font-size-asian="12pt" style:font-weight-asian="normal" style:font-size-complex="12pt" style:font-weight-complex="normal"/>
    </style:style>
    <style:style style:name="P106" style:family="paragraph" style:parent-style-name="Preformatted_20_Text">
      <style:text-properties style:font-name="Liberation Serif" fo:font-size="12pt" fo:font-weight="normal" officeooo:rsid="004439a6" officeooo:paragraph-rsid="004439a6" style:font-size-asian="12pt" style:font-weight-asian="normal" style:font-size-complex="12pt" style:font-weight-complex="normal"/>
    </style:style>
    <style:style style:name="P107" style:family="paragraph" style:parent-style-name="Preformatted_20_Text">
      <style:text-properties style:font-name="Liberation Serif" fo:font-size="12pt" fo:font-weight="normal" officeooo:rsid="004439a6" officeooo:paragraph-rsid="004d683e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style:font-name="Liberation Serif" fo:font-size="12pt" fo:font-weight="normal" officeooo:rsid="0058feef" officeooo:paragraph-rsid="0058feef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style:font-name="Liberation Serif" fo:font-size="12pt" fo:font-weight="normal" officeooo:rsid="0059c44d" officeooo:paragraph-rsid="0059c44d" style:font-size-asian="12pt" style:font-weight-asian="normal" style:font-size-complex="12pt" style:font-weight-complex="normal"/>
    </style:style>
    <style:style style:name="P110" style:family="paragraph" style:parent-style-name="Preformatted_20_Text">
      <style:text-properties style:font-name="Liberation Serif" fo:font-size="12pt" fo:font-weight="normal" officeooo:rsid="00765b32" officeooo:paragraph-rsid="00765b32" style:font-size-asian="12pt" style:font-weight-asian="normal" style:font-size-complex="12pt" style:font-weight-complex="normal"/>
    </style:style>
    <style:style style:name="P111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30c2ed" officeooo:paragraph-rsid="0030c2ed" style:font-size-asian="13pt" style:font-weight-asian="bold" style:font-size-complex="13pt" style:font-weight-complex="bold"/>
    </style:style>
    <style:style style:name="P112" style:family="paragraph" style:parent-style-name="Preformatted_20_Text">
      <style:text-properties style:font-name="Liberation Serif" fo:font-size="13pt" officeooo:rsid="0030c2ed" officeooo:paragraph-rsid="0030c2ed" style:font-size-asian="13pt" style:font-size-complex="13pt"/>
    </style:style>
    <style:style style:name="P113" style:family="paragraph" style:parent-style-name="Preformatted_20_Text">
      <style:text-properties style:font-name="Liberation Serif" style:text-underline-style="none" officeooo:rsid="00363030" officeooo:paragraph-rsid="00333aeb"/>
    </style:style>
    <style:style style:name="P114" style:family="paragraph" style:parent-style-name="Preformatted_20_Text">
      <style:text-properties style:font-name="Liberation Serif" style:text-underline-style="none" officeooo:rsid="00363030" officeooo:paragraph-rsid="003b3432"/>
    </style:style>
    <style:style style:name="P115" style:family="paragraph" style:parent-style-name="Preformatted_20_Text">
      <style:text-properties style:font-name="Liberation Serif" style:text-underline-style="none" officeooo:rsid="00363030" officeooo:paragraph-rsid="00561662"/>
    </style:style>
    <style:style style:name="P116" style:family="paragraph" style:parent-style-name="Preformatted_20_Text">
      <style:text-properties style:font-name="Liberation Serif" style:text-underline-style="none" officeooo:rsid="00363030" officeooo:paragraph-rsid="005d0ff5"/>
    </style:style>
    <style:style style:name="P117" style:family="paragraph" style:parent-style-name="Preformatted_20_Text">
      <style:paragraph-properties fo:text-align="center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2c16f0" officeooo:paragraph-rsid="002c16f0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Preformatted_20_Text">
      <style:paragraph-properties fo:text-align="center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2c16f0" officeooo:paragraph-rsid="00548e89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Preformatted_20_Text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2c16f0" officeooo:paragraph-rsid="00548e89" style:font-size-asian="14pt" style:font-weight-asian="bold" style:font-size-complex="14pt" style:font-weight-complex="bold"/>
    </style:style>
    <style:style style:name="P120" style:family="paragraph" style:parent-style-name="Preformatted_20_Text">
      <style:text-properties style:font-name="Liberation Serif" officeooo:rsid="003170d5" officeooo:paragraph-rsid="00428a37"/>
    </style:style>
    <style:style style:name="P121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34fc" officeooo:paragraph-rsid="001ff5d1" style:font-size-asian="10.5pt" style:font-weight-asian="bold" style:font-size-complex="12pt" style:font-weight-complex="bold"/>
    </style:style>
    <style:style style:name="P122" style:family="paragraph" style:parent-style-name="Preformatted_20_Text">
      <style:paragraph-properties fo:text-align="start" style:justify-single-word="false"/>
      <style:text-properties style:font-name="Liberation Sans" fo:font-size="13pt" style:text-underline-style="solid" style:text-underline-width="auto" style:text-underline-color="font-color" fo:font-weight="bold" officeooo:rsid="0030c2ed" officeooo:paragraph-rsid="0030c2ed" style:font-size-asian="13pt" style:font-weight-asian="bold" style:font-size-complex="13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0d36c4" officeooo:paragraph-rsid="00183e4e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weight="bold" officeooo:rsid="000e840a" officeooo:paragraph-rsid="00183e4e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1084d1" officeooo:paragraph-rsid="00183e4e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rsid="00130c6e" officeooo:paragraph-rsid="00183e4e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officeooo:rsid="000d36c4" officeooo:paragraph-rsid="00183e4e"/>
    </style:style>
    <style:style style:name="P128" style:family="paragraph" style:parent-style-name="Table_20_Contents">
      <style:paragraph-properties fo:text-align="center" style:justify-single-word="false"/>
      <style:text-properties officeooo:rsid="000e840a" officeooo:paragraph-rsid="00183e4e"/>
    </style:style>
    <style:style style:name="P129" style:family="paragraph" style:parent-style-name="Table_20_Contents">
      <style:paragraph-properties fo:text-align="center" style:justify-single-word="false"/>
      <style:text-properties officeooo:rsid="000f009d" officeooo:paragraph-rsid="00183e4e"/>
    </style:style>
    <style:style style:name="P130" style:family="paragraph" style:parent-style-name="Table_20_Contents">
      <style:paragraph-properties fo:text-align="center" style:justify-single-word="false"/>
      <style:text-properties officeooo:rsid="001048b4" officeooo:paragraph-rsid="00183e4e"/>
    </style:style>
    <style:style style:name="P131" style:family="paragraph" style:parent-style-name="Table_20_Contents">
      <style:paragraph-properties fo:text-align="center" style:justify-single-word="false"/>
      <style:text-properties officeooo:rsid="001084d1" officeooo:paragraph-rsid="00183e4e"/>
    </style:style>
    <style:style style:name="P132" style:family="paragraph" style:parent-style-name="Table_20_Contents">
      <style:paragraph-properties fo:text-align="center" style:justify-single-word="false"/>
      <style:text-properties officeooo:rsid="00130c6e" officeooo:paragraph-rsid="00183e4e"/>
    </style:style>
    <style:style style:name="P133" style:family="paragraph" style:parent-style-name="Table_20_Contents">
      <style:paragraph-properties fo:text-align="center" style:justify-single-word="false"/>
      <style:text-properties officeooo:rsid="0013ada9" officeooo:paragraph-rsid="00183e4e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18dada" style:font-size-asian="10.5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normal" officeooo:rsid="0018dada" officeooo:paragraph-rsid="0018dada" style:font-size-asian="10.5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1b582c" style:font-size-asian="10.5pt" style:font-weight-asian="normal" style:font-size-complex="12pt" style:font-weight-complex="normal"/>
    </style:style>
    <style:style style:name="P137" style:family="paragraph" style:parent-style-name="Preformatted_20_Text" style:list-style-name="L43">
      <style:text-properties style:font-name="Liberation Serif" fo:font-size="12pt" officeooo:rsid="002f07ad" officeooo:paragraph-rsid="002cea92" style:font-size-asian="12pt" style:font-size-complex="12pt"/>
    </style:style>
    <style:style style:name="P138" style:family="paragraph" style:parent-style-name="Preformatted_20_Text" style:list-style-name="L43">
      <style:text-properties style:font-name="Liberation Serif" fo:font-size="12pt" officeooo:rsid="002cea92" officeooo:paragraph-rsid="002cea92" style:font-size-asian="12pt" style:font-size-complex="12pt"/>
    </style:style>
    <style:style style:name="P139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8ae522" style:font-size-asian="10.5pt" style:font-weight-asian="normal" style:font-size-complex="12pt" style:font-weight-complex="normal"/>
    </style:style>
    <style:style style:name="P140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e042b" style:font-size-asian="10.5pt" style:font-weight-asian="normal" style:font-size-complex="12pt" style:font-weight-complex="normal"/>
    </style:style>
    <style:style style:name="P141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38473d" officeooo:paragraph-rsid="008ae522" style:font-size-asian="10.5pt" style:font-weight-asian="normal" style:font-size-complex="12pt" style:font-weight-complex="normal"/>
    </style:style>
    <style:style style:name="P142" style:family="paragraph" style:parent-style-name="Preformatted_20_Text">
      <style:text-properties style:font-name="Liberation Serif" fo:font-size="12pt" style:text-underline-style="none" fo:font-weight="bold" officeooo:rsid="0033cf31" officeooo:paragraph-rsid="0033cf31" style:font-size-asian="10.5pt" style:font-weight-asian="bold" style:font-size-complex="12pt" style:font-weight-complex="bold"/>
    </style:style>
    <style:style style:name="P143" style:family="paragraph" style:parent-style-name="Preformatted_20_Text">
      <style:text-properties style:font-name="Liberation Serif" fo:font-size="12pt" fo:font-weight="normal" officeooo:rsid="003170d5" officeooo:paragraph-rsid="003170d5" style:font-size-asian="12pt" style:font-weight-asian="normal" style:font-size-complex="12pt" style:font-weight-complex="normal"/>
    </style:style>
    <style:style style:name="P144" style:family="paragraph" style:parent-style-name="Preformatted_20_Text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2c16f0" officeooo:paragraph-rsid="002c16f0" style:font-size-asian="14pt" style:font-weight-asian="bold" style:font-size-complex="14pt" style:font-weight-complex="bold"/>
    </style:style>
    <style:style style:name="P145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34fc" officeooo:paragraph-rsid="001e042b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130c6e" officeooo:paragraph-rsid="00183e4e" style:font-weight-asian="bold" style:font-weight-complex="bold"/>
    </style:style>
    <style:style style:name="P14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44d0" officeooo:paragraph-rsid="001a44d0" style:font-size-asian="12.25pt" style:font-weight-asian="bold" style:font-size-complex="14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officeooo:rsid="001084d1" officeooo:paragraph-rsid="00883075"/>
    </style:style>
    <style:style style:name="P149" style:family="paragraph" style:parent-style-name="Table_20_Contents">
      <style:paragraph-properties fo:text-align="center" style:justify-single-word="false"/>
      <style:text-properties officeooo:rsid="00883075" officeooo:paragraph-rsid="00883075"/>
    </style:style>
    <style:style style:name="P150" style:family="paragraph">
      <loext:graphic-properties draw:fill="none"/>
      <style:paragraph-properties fo:text-align="center"/>
    </style:style>
    <style:style style:name="P151" style:family="paragraph">
      <style:paragraph-properties fo:text-align="center"/>
    </style:style>
    <style:style style:name="P15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54" style:family="paragraph">
      <loext:graphic-properties draw:fill="none" draw:fill-color="#ffffff"/>
      <style:text-properties fo:font-size="10pt" style:font-size-asian="10pt" style:font-size-complex="10pt"/>
    </style:style>
    <style:style style:name="P155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56b0fe"/>
    </style:style>
    <style:style style:name="T2" style:family="text">
      <style:text-properties officeooo:rsid="00183e4e"/>
    </style:style>
    <style:style style:name="T3" style:family="text">
      <style:text-properties officeooo:rsid="001c65fe"/>
    </style:style>
    <style:style style:name="T4" style:family="text">
      <style:text-properties officeooo:rsid="001e042b"/>
    </style:style>
    <style:style style:name="T5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e042b" style:font-size-asian="12pt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4598c" style:font-size-asian="12pt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31097" style:font-weight-asian="bold" style:font-weight-complex="bold"/>
    </style:style>
    <style:style style:name="T11" style:family="text">
      <style:text-properties fo:font-weight="bold" officeooo:rsid="007953cb" style:font-weight-asian="bold" style:font-weight-complex="bold"/>
    </style:style>
    <style:style style:name="T12" style:family="text">
      <style:text-properties fo:font-weight="bold" officeooo:rsid="007d0156" style:font-weight-asian="bold" style:font-weight-complex="bold"/>
    </style:style>
    <style:style style:name="T13" style:family="text">
      <style:text-properties officeooo:rsid="001fc88c"/>
    </style:style>
    <style:style style:name="T14" style:family="text">
      <style:text-properties officeooo:rsid="001ff5d1"/>
    </style:style>
    <style:style style:name="T15" style:family="text">
      <style:text-properties officeooo:rsid="0024598c"/>
    </style:style>
    <style:style style:name="T16" style:family="text">
      <style:text-properties officeooo:rsid="0025d27b"/>
    </style:style>
    <style:style style:name="T17" style:family="text">
      <style:text-properties officeooo:rsid="00276e6d"/>
    </style:style>
    <style:style style:name="T18" style:family="text">
      <style:text-properties officeooo:rsid="002a6f18"/>
    </style:style>
    <style:style style:name="T19" style:family="text">
      <style:text-properties officeooo:rsid="0030cae9"/>
    </style:style>
    <style:style style:name="T20" style:family="text">
      <style:text-properties officeooo:rsid="002c16f0"/>
    </style:style>
    <style:style style:name="T21" style:family="text">
      <style:text-properties officeooo:rsid="002cea92"/>
    </style:style>
    <style:style style:name="T22" style:family="text">
      <style:text-properties officeooo:rsid="002d485d"/>
    </style:style>
    <style:style style:name="T23" style:family="text">
      <style:text-properties officeooo:rsid="002f3429"/>
    </style:style>
    <style:style style:name="T24" style:family="text">
      <style:text-properties officeooo:rsid="00333aeb"/>
    </style:style>
    <style:style style:name="T25" style:family="text">
      <style:text-properties officeooo:rsid="00366341"/>
    </style:style>
    <style:style style:name="T26" style:family="text">
      <style:text-properties officeooo:rsid="003b3432"/>
    </style:style>
    <style:style style:name="T27" style:family="text">
      <style:text-properties officeooo:rsid="003c7bd5"/>
    </style:style>
    <style:style style:name="T28" style:family="text">
      <style:text-properties officeooo:rsid="003da555"/>
    </style:style>
    <style:style style:name="T29" style:family="text">
      <style:text-properties officeooo:rsid="003f03e5"/>
    </style:style>
    <style:style style:name="T30" style:family="text">
      <style:text-properties officeooo:rsid="00415937"/>
    </style:style>
    <style:style style:name="T31" style:family="text">
      <style:text-properties officeooo:rsid="004439a6"/>
    </style:style>
    <style:style style:name="T32" style:family="text">
      <style:text-properties officeooo:rsid="0045a8e7"/>
    </style:style>
    <style:style style:name="T33" style:family="text">
      <style:text-properties officeooo:rsid="0046bfd8"/>
    </style:style>
    <style:style style:name="T34" style:family="text">
      <style:text-properties officeooo:rsid="0046f461"/>
    </style:style>
    <style:style style:name="T35" style:family="text">
      <style:text-properties officeooo:rsid="0052df53"/>
    </style:style>
    <style:style style:name="T36" style:family="text">
      <style:text-properties officeooo:rsid="003170d5" style:font-size-asian="12pt"/>
    </style:style>
    <style:style style:name="T37" style:family="text">
      <style:text-properties officeooo:rsid="00731097" style:font-size-asian="12pt"/>
    </style:style>
    <style:style style:name="T38" style:family="text">
      <style:text-properties officeooo:rsid="007953cb" style:font-size-asian="12pt"/>
    </style:style>
    <style:style style:name="T39" style:family="text">
      <style:text-properties officeooo:rsid="007d0156" style:font-size-asian="12pt"/>
    </style:style>
    <style:style style:name="T40" style:family="text">
      <style:text-properties officeooo:rsid="00593c34"/>
    </style:style>
    <style:style style:name="T41" style:family="text">
      <style:text-properties officeooo:rsid="005d0ff5"/>
    </style:style>
    <style:style style:name="T42" style:family="text">
      <style:text-properties officeooo:rsid="005eb786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439a6" style:font-size-asian="12pt" style:font-weight-asian="bold" style:font-size-complex="12pt" style:font-weight-complex="bold"/>
    </style:style>
    <style:style style:name="T45" style:family="text">
      <style:text-properties officeooo:rsid="00712e02"/>
    </style:style>
    <style:style style:name="T46" style:family="text">
      <style:text-properties officeooo:rsid="00731097"/>
    </style:style>
    <style:style style:name="T47" style:family="text">
      <style:text-properties officeooo:rsid="00765b32"/>
    </style:style>
    <style:style style:name="T48" style:family="text">
      <style:text-properties officeooo:rsid="00777eb9"/>
    </style:style>
    <style:style style:name="T49" style:family="text">
      <style:text-properties officeooo:rsid="007953cb"/>
    </style:style>
    <style:style style:name="T50" style:family="text">
      <style:text-properties officeooo:rsid="007aff1c"/>
    </style:style>
    <style:style style:name="T51" style:family="text">
      <style:text-properties officeooo:rsid="007cd026"/>
    </style:style>
    <style:style style:name="T52" style:family="text">
      <style:text-properties officeooo:rsid="007f8018"/>
    </style:style>
    <style:style style:name="T53" style:family="text">
      <style:text-properties officeooo:rsid="0081c77b"/>
    </style:style>
    <style:style style:name="T54" style:family="text">
      <style:text-properties officeooo:rsid="003d4180"/>
    </style:style>
    <style:style style:name="T55" style:family="text">
      <style:text-properties officeooo:rsid="0038473d"/>
    </style:style>
    <style:style style:name="T56" style:family="text">
      <style:text-properties officeooo:rsid="008f1bf3"/>
    </style:style>
    <style:style style:name="T57" style:family="text">
      <style:text-properties fo:font-size="14pt" fo:font-weight="bold" style:font-size-asian="14pt" style:font-weight-asian="bold" style:font-size-complex="14pt" style:font-weight-complex="bold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style:font-name="Liberation Serif1" fo:font-size="10pt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0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fill-color="#ffffff" fo:min-height="0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fill-color="#ffffff" fo:min-height="1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start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CUMENTO <text:span text:style-name="T1">di </text:span>USE CASE</text:p>
      <text:p text:style-name="P29"/>
      <text:p text:style-name="P29"/>
      <text:p text:style-name="P29"/>
      <text:p text:style-name="P1">VERSIONE</text:p>
      <text:p text:style-name="P1"/>
      <text:p text:style-name="P1"/>
      <text:p text:style-name="P6"/>
      <text:p text:style-name="P7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23">Copia</text:p>
          </table:table-cell>
          <table:table-cell table:style-name="Tabella1.A1" office:value-type="string">
            <text:p text:style-name="P123">Persona</text:p>
          </table:table-cell>
          <table:table-cell table:style-name="Tabella1.A1" office:value-type="string">
            <text:p text:style-name="P123">Organizzazione</text:p>
          </table:table-cell>
          <table:table-cell table:style-name="Tabella1.D1" office:value-type="string">
            <text:p text:style-name="P123">Data</text:p>
          </table:table-cell>
        </table:table-row>
        <table:table-row>
          <table:table-cell table:style-name="Tabella1.A2" office:value-type="string">
            <text:p text:style-name="P127">1</text:p>
          </table:table-cell>
          <table:table-cell table:style-name="Tabella1.A2" office:value-type="string">
            <text:p text:style-name="P127">Prof. Claudio Tomazzoli</text:p>
          </table:table-cell>
          <table:table-cell table:style-name="Tabella1.A2" office:value-type="string">
            <text:p text:style-name="P127">Università degli studi di Verona</text:p>
          </table:table-cell>
          <table:table-cell table:style-name="Tabella1.D2" office:value-type="string">
            <text:p text:style-name="P127">14.03.2015</text:p>
          </table:table-cell>
        </table:table-row>
      </table:table>
      <text:p text:style-name="P8"/>
      <text:p text:style-name="P8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24">Azione</text:p>
          </table:table-cell>
          <table:table-cell table:style-name="Tabella2.A1" office:value-type="string">
            <text:p text:style-name="P124">Persona</text:p>
          </table:table-cell>
          <table:table-cell table:style-name="Tabella2.C1" office:value-type="string">
            <text:p text:style-name="P124">Data</text:p>
          </table:table-cell>
        </table:table-row>
        <table:table-row table:style-name="Tabella2.2">
          <table:table-cell table:style-name="Tabella2.A2" office:value-type="string">
            <text:p text:style-name="P128">Redatto da</text:p>
          </table:table-cell>
          <table:table-cell table:style-name="Tabella2.A2" office:value-type="string">
            <text:p text:style-name="P128">Federico Bianchi</text:p>
            <text:p text:style-name="P128">Matteo Olivato</text:p>
          </table:table-cell>
          <table:table-cell table:style-name="Tabella2.C2" office:value-type="string">
            <text:p text:style-name="P127">14.03.2015</text:p>
          </table:table-cell>
        </table:table-row>
        <table:table-row table:style-name="Tabella2.2">
          <table:table-cell table:style-name="Tabella2.A2" office:value-type="string">
            <text:p text:style-name="P129">Approvato da</text:p>
          </table:table-cell>
          <table:table-cell table:style-name="Tabella2.A2" office:value-type="string">
            <text:p text:style-name="P130">Prof. Claudio Tomazzoli</text:p>
          </table:table-cell>
          <table:table-cell table:style-name="Tabella2.C2" office:value-type="string">
            <text:p text:style-name="P127">14.03.2015</text:p>
          </table:table-cell>
        </table:table-row>
      </table:table>
      <text:p text:style-name="P8"/>
      <text:p text:style-name="P8"/>
      <text:p text:style-name="P8"/>
      <text:p text:style-name="P8"/>
      <text:p text:style-name="P9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125">Versione</text:p>
          </table:table-cell>
          <table:table-cell table:style-name="Tabella3.A1" office:value-type="string">
            <text:p text:style-name="P125">Autore</text:p>
          </table:table-cell>
          <table:table-cell table:style-name="Tabella3.A1" office:value-type="string">
            <text:p text:style-name="P125">Note</text:p>
          </table:table-cell>
          <table:table-cell table:style-name="Tabella3.D1" office:value-type="string">
            <text:p text:style-name="P125">Data</text:p>
          </table:table-cell>
        </table:table-row>
        <table:table-row>
          <table:table-cell table:style-name="Tabella3.A2" office:value-type="string">
            <text:p text:style-name="P131">1.0</text:p>
          </table:table-cell>
          <table:table-cell table:style-name="Tabella3.A2" office:value-type="string">
            <text:p text:style-name="P131">Matteo Olivato</text:p>
            <text:p text:style-name="P131">Federico Bianchi</text:p>
          </table:table-cell>
          <table:table-cell table:style-name="Tabella3.A2" office:value-type="string">
            <text:p text:style-name="P131">Stesura iniziale</text:p>
          </table:table-cell>
          <table:table-cell table:style-name="Tabella3.D2" office:value-type="string">
            <text:p text:style-name="P127">14.03.2015</text:p>
          </table:table-cell>
        </table:table-row>
        <table:table-row>
          <table:table-cell table:style-name="Tabella3.A2" office:value-type="string">
            <text:p text:style-name="P149">2.0</text:p>
          </table:table-cell>
          <table:table-cell table:style-name="Tabella3.A2" office:value-type="string">
            <text:p text:style-name="P148">Matteo Olivato</text:p>
            <text:p text:style-name="P148">Federico Bianchi</text:p>
          </table:table-cell>
          <table:table-cell table:style-name="Tabella3.A2" office:value-type="string">
            <text:p text:style-name="P149">Revisione</text:p>
          </table:table-cell>
          <table:table-cell table:style-name="Tabella3.D2" office:value-type="string">
            <text:p text:style-name="P149">01.07.2015</text:p>
          </table:table-cell>
        </table:table-row>
      </table:table>
      <text:p text:style-name="P9"/>
      <text:p text:style-name="P9"/>
      <text:p text:style-name="P9"/>
      <text:p text:style-name="P9"/>
      <text:p text:style-name="P10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126">Nome file</text:p>
          </table:table-cell>
          <table:table-cell table:style-name="Tabella4.A1" office:value-type="string">
            <text:p text:style-name="P126">Tipo file</text:p>
          </table:table-cell>
          <table:table-cell table:style-name="Tabella4.C1" office:value-type="string">
            <text:p text:style-name="P126">Estensione</text:p>
          </table:table-cell>
        </table:table-row>
        <table:table-row>
          <table:table-cell table:style-name="Tabella4.A2" office:value-type="string">
            <text:p text:style-name="P132"><text:span text:style-name="T2">Use Case</text:span> Books Exchange</text:p>
          </table:table-cell>
          <table:table-cell table:style-name="Tabella4.A2" office:value-type="string">
            <text:p text:style-name="P133">Portable Document Format</text:p>
          </table:table-cell>
          <table:table-cell table:style-name="Tabella4.C2" office:value-type="string">
            <text:p text:style-name="P133">pdf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2"><text:soft-page-break/>INTRODUZIONE E OBIETTIVI</text:p>
      <text:p text:style-name="P2"/>
      <text:p text:style-name="P2"/>
      <text:p text:style-name="P2"/>
      <text:p text:style-name="P16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6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6">Ricerca per utente o categoria su un ampio catalogo aggiornato dagli iscritti.</text:p>
      <text:p text:style-name="P16"/>
      <text:p text:style-name="P23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34">Documento</text:p>
          </table:table-cell>
          <table:table-cell table:style-name="Tabella5.A1" office:value-type="string">
            <text:p text:style-name="P134">Contenuto</text:p>
          </table:table-cell>
          <table:table-cell table:style-name="Tabella5.C1" office:value-type="string">
            <text:p text:style-name="P134">Nome</text:p>
          </table:table-cell>
        </table:table-row>
        <table:table-row>
          <table:table-cell table:style-name="Tabella5.A2" office:value-type="string">
            <text:p text:style-name="P135">Vision</text:p>
          </table:table-cell>
          <table:table-cell table:style-name="Tabella5.A2" office:value-type="string">
            <text:p text:style-name="P136">Business Needs, <text:span text:style-name="T54">Problemi e Soluzioni</text:span></text:p>
          </table:table-cell>
          <table:table-cell table:style-name="Tabella5.C2" office:value-type="string">
            <text:p text:style-name="P135">Vision Books Exchange.pdf</text:p>
          </table:table-cell>
        </table:table-row>
        <table:table-row>
          <table:table-cell table:style-name="Tabella5.A2" office:value-type="string">
            <text:p text:style-name="P135">Caratteristiche</text:p>
          </table:table-cell>
          <table:table-cell table:style-name="Tabella5.A2" office:value-type="string">
            <text:p text:style-name="P135">Requisiti Funzionali, Requisiti non funzionali ed architettura</text:p>
          </table:table-cell>
          <table:table-cell table:style-name="Tabella5.C2" office:value-type="string">
            <text:p text:style-name="P135">Caratteristiche Books Exchange.pdf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><text:soft-page-break/>FUNZIONI PER L'UTENTE</text:p>
      <text:p text:style-name="P4"/>
      <text:p text:style-name="P4"/>
      <text:p text:style-name="P4"/>
      <text:p text:style-name="P17">Gli attori del sistema sono tre:</text:p>
      <text:p text:style-name="P17"><text:tab/>- L'utente;</text:p>
      <text:p text:style-name="P17"><text:tab/>- L'amministratore;</text:p>
      <text:p text:style-name="P17"><text:tab/>- Il Correttore di Bozze.</text:p>
      <text:p text:style-name="P17"/>
      <text:p text:style-name="P17"/>
      <text:p text:style-name="P20">Di seguito sono specificate le funzioni disponibili per i vari attori.</text:p>
      <text:p text:style-name="P20"/>
      <text:p text:style-name="P20"/>
      <text:p text:style-name="P20"/>
      <text:p text:style-name="P24"/>
      <text:p text:style-name="P24">FUNZIONI UTENTE</text:p>
      <text:p text:style-name="P21"/>
      <text:p text:style-name="P17"/>
      <text:p text:style-name="P17"/>
      <text:p text:style-name="P14"><draw:g text:anchor-type="paragraph" draw:z-index="0" draw:style-name="gr1"><draw:circle draw:style-name="gr2" draw:text-style-name="P150" svg:width="1.138cm" svg:height="1.138cm" svg:x="2.97cm" svg:y="0.351cm"><text:p/></draw:circle><draw:line draw:style-name="gr3" draw:text-style-name="P151" svg:x1="3.496cm" svg:y1="1.489cm" svg:x2="3.496cm" svg:y2="4.214cm"><text:p/></draw:line><draw:line draw:style-name="gr3" draw:text-style-name="P151" svg:x1="3.5cm" svg:y1="4.214cm" svg:x2="2.309cm" svg:y2="5.96cm"><text:p/></draw:line><draw:line draw:style-name="gr3" draw:text-style-name="P151" svg:x1="3.496cm" svg:y1="4.214cm" svg:x2="4.634cm" svg:y2="5.934cm"><text:p/></draw:line><draw:line draw:style-name="gr3" draw:text-style-name="P151" svg:x1="3.496cm" svg:y1="2.256cm" svg:x2="5.322cm" svg:y2="1.224cm"><text:p/></draw:line><draw:line draw:style-name="gr3" draw:text-style-name="P151" svg:x1="1.991cm" svg:y1="1.462cm" svg:x2="3.499cm" svg:y2="2.256cm"><text:p/></draw:line></draw:g><draw:caption text:anchor-type="paragraph" draw:z-index="1" draw:style-name="gr4" draw:text-style-name="P152" svg:width="5.172cm" svg:height="0.869cm" svg:x="9.426cm" svg:y="0.367cm" draw:caption-point-x="-4.254cm" draw:caption-point-y="3.013cm"><text:p text:style-name="P151"><text:span text:style-name="T57"><text:s/></text:span><text:span text:style-name="T57">Iscrizione</text:span></text:p></draw:caption></text:p>
      <text:p text:style-name="P14"/>
      <text:p text:style-name="P12"/>
      <text:p text:style-name="P10"/>
      <text:p text:style-name="P26"><draw:caption text:anchor-type="paragraph" draw:z-index="2" draw:style-name="gr5" draw:text-style-name="P152" svg:width="5.241cm" svg:height="0.662cm" svg:x="9.479cm" svg:y="0.092cm" draw:caption-point-x="-4.281cm" draw:caption-point-y="1.34cm"><text:p text:style-name="P151"><text:span text:style-name="T57"><text:s/></text:span><text:span text:style-name="T57">Condivisione</text:span></text:p></draw:caption></text:p>
      <text:p text:style-name="P26"/>
      <text:p text:style-name="P26"><draw:caption text:anchor-type="paragraph" draw:z-index="3" draw:style-name="gr6" draw:text-style-name="P152" svg:width="5.135cm" svg:height="0.943cm" svg:x="9.479cm" svg:y="0.388cm" draw:caption-point-x="-4.281cm" draw:caption-point-y="0.069cm"><text:p text:style-name="P151"><text:span text:style-name="T57"><text:s/></text:span><text:span text:style-name="T57">Richiesta di prestito</text:span></text:p></draw:caption></text:p>
      <text:p text:style-name="P26"/>
      <text:p text:style-name="P26"/>
      <text:p text:style-name="P26"/>
      <text:p text:style-name="P26"><draw:caption text:anchor-type="paragraph" draw:z-index="4" draw:style-name="gr7" draw:text-style-name="P152" svg:width="5.16cm" svg:height="0.784cm" svg:x="9.479cm" svg:y="0.134cm" draw:caption-point-x="-4.307cm" draw:caption-point-y="-1.634cm"><text:p text:style-name="P151"><text:span text:style-name="T57">Ricerca</text:span></text:p></draw:caption></text:p>
      <text:p text:style-name="P26"/>
      <text:p text:style-name="P26"/>
      <text:p text:style-name="P26"><text:tab/><text:tab/> <text:s/><text:span text:style-name="T3">UTENTE</text:span></text:p>
      <text:p text:style-name="P26"/>
      <text:p text:style-name="P26"/>
      <text:p text:style-name="P31"><text:span text:style-name="T6">UTENTE</text:span><text:span text:style-name="T5">:</text:span> <text:span text:style-name="T4">È</text:span> l'utilizzatore dei servizi offerti dall'applicazione web. L'accesso ai servizi e' possibile previa registrazione, <text:span text:style-name="T13">con l'inserimento dell' Username e Password personali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45"/>
      <text:p text:style-name="P25"><text:soft-page-break/>FUNZIONI <text:span text:style-name="T14">AMMINISTRATORE</text:span></text:p>
      <text:p text:style-name="P22"/>
      <text:p text:style-name="P19"><draw:caption text:anchor-type="paragraph" draw:z-index="6" draw:style-name="gr8" draw:text-style-name="P152" svg:width="4.659cm" svg:height="1.712cm" svg:x="9.4cm" svg:y="0.256cm" draw:caption-point-x="-4.228cm" draw:caption-point-y="4.097cm"><text:p text:style-name="P151"><text:span text:style-name="T57">Gestione dei Correttori di Bozze</text:span></text:p></draw:caption></text:p>
      <text:p text:style-name="P18"/>
      <text:p text:style-name="P15"><draw:g text:anchor-type="paragraph" draw:z-index="5" draw:style-name="gr1"><draw:circle draw:style-name="gr2" draw:text-style-name="P150" svg:width="1.138cm" svg:height="1.138cm" svg:x="2.97cm" svg:y="0.351cm"><text:p/></draw:circle><draw:line draw:style-name="gr3" draw:text-style-name="P151" svg:x1="3.496cm" svg:y1="1.489cm" svg:x2="3.496cm" svg:y2="4.214cm"><text:p/></draw:line><draw:line draw:style-name="gr3" draw:text-style-name="P151" svg:x1="3.5cm" svg:y1="4.214cm" svg:x2="2.309cm" svg:y2="5.96cm"><text:p/></draw:line><draw:line draw:style-name="gr3" draw:text-style-name="P151" svg:x1="3.496cm" svg:y1="4.214cm" svg:x2="4.634cm" svg:y2="5.934cm"><text:p/></draw:line><draw:line draw:style-name="gr3" draw:text-style-name="P151" svg:x1="3.496cm" svg:y1="2.256cm" svg:x2="5.322cm" svg:y2="1.224cm"><text:p/></draw:line><draw:line draw:style-name="gr3" draw:text-style-name="P151" svg:x1="1.991cm" svg:y1="1.462cm" svg:x2="3.499cm" svg:y2="2.256cm"><text:p/></draw:line></draw:g></text:p>
      <text:p text:style-name="P15"/>
      <text:p text:style-name="P13"/>
      <text:p text:style-name="P11"/>
      <text:p text:style-name="P27"/>
      <text:p text:style-name="P27"><draw:caption text:anchor-type="paragraph" draw:z-index="7" draw:style-name="gr8" draw:text-style-name="P152" svg:width="5.135cm" svg:height="1.712cm" svg:x="9.426cm" svg:y="0.187cm" draw:caption-point-x="-4.228cm" draw:caption-point-y="0.757cm"><text:p text:style-name="P151"><text:span text:style-name="T57">Statistiche dell'Applicazione</text:span></text:p></draw:captio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tab/> <text:s text:c="3"/>AMMINISTRATORE</text:p>
      <text:p text:style-name="P27"/>
      <text:p text:style-name="P27"/>
      <text:p text:style-name="P139"><text:span text:style-name="T7">AMMINISTRATORE</text:span><text:span text:style-name="T5">:</text:span> <text:span text:style-name="T16">H</text:span>a il compito di supervisionare l'esecuzione dell'applicazione e eventualmente di segnalare o correggere errori e warning. Inoltre ha la responsabilità di <text:span text:style-name="T55">gestire</text:span></text:p>
      <text:p text:style-name="P141">i Correttori di Bozze e visualizzare le Statistiche.</text:p>
      <text:p text:style-name="P32"/>
      <text:p text:style-name="P121"/>
      <text:p text:style-name="P25">FUNZIONI <text:span text:style-name="T15">Correttore di Bozze</text:span></text:p>
      <text:p text:style-name="P19"/>
      <text:p text:style-name="P18"/>
      <text:p text:style-name="P18"/>
      <text:p text:style-name="P15"><draw:g text:anchor-type="paragraph" draw:z-index="8" draw:style-name="gr1"><draw:circle draw:style-name="gr2" draw:text-style-name="P150" svg:width="1.138cm" svg:height="1.138cm" svg:x="2.97cm" svg:y="0.351cm"><text:p/></draw:circle><draw:line draw:style-name="gr3" draw:text-style-name="P151" svg:x1="3.496cm" svg:y1="1.489cm" svg:x2="3.496cm" svg:y2="4.214cm"><text:p/></draw:line><draw:line draw:style-name="gr3" draw:text-style-name="P151" svg:x1="3.5cm" svg:y1="4.214cm" svg:x2="2.309cm" svg:y2="5.96cm"><text:p/></draw:line><draw:line draw:style-name="gr3" draw:text-style-name="P151" svg:x1="3.496cm" svg:y1="4.214cm" svg:x2="4.634cm" svg:y2="5.934cm"><text:p/></draw:line><draw:line draw:style-name="gr3" draw:text-style-name="P151" svg:x1="3.496cm" svg:y1="2.256cm" svg:x2="5.322cm" svg:y2="1.224cm"><text:p/></draw:line><draw:line draw:style-name="gr3" draw:text-style-name="P151" svg:x1="1.991cm" svg:y1="1.462cm" svg:x2="3.499cm" svg:y2="2.256cm"><text:p/></draw:line></draw:g><draw:caption text:anchor-type="paragraph" draw:z-index="9" draw:style-name="gr9" draw:text-style-name="P152" svg:width="4.975cm" svg:height="0.95cm" svg:x="9.215cm" svg:y="0.049cm" draw:caption-point-x="-4.017cm" draw:caption-point-y="2.749cm"><text:p text:style-name="P151"><text:span text:style-name="T57">Verifica</text:span></text:p></draw:caption></text:p>
      <text:p text:style-name="P15"/>
      <text:p text:style-name="P13"/>
      <text:p text:style-name="P11"/>
      <text:p text:style-name="P27"/>
      <text:p text:style-name="P27"><draw:caption text:anchor-type="paragraph" draw:z-index="10" draw:style-name="gr10" draw:text-style-name="P152" svg:width="4.102cm" svg:height="1.165cm" svg:x="6.542cm" svg:y="0.086cm" draw:caption-point-x="4.696cm" draw:caption-point-y="-1.505cm"><text:p text:style-name="P151"><text:span text:style-name="T57">Accettazione inserzione</text:span></text:p></draw:caption><draw:caption text:anchor-type="paragraph" draw:z-index="11" draw:style-name="gr10" draw:text-style-name="P152" svg:width="4.605cm" svg:height="1.165cm" svg:x="13.077cm" svg:y="0.108cm" draw:caption-point-x="-1.178cm" draw:caption-point-y="-1.527cm"><text:p text:style-name="P151"><text:span text:style-name="T57">Rifiuto inserzione</text:span></text:p></draw:caption></text:p>
      <text:p text:style-name="P27"/>
      <text:p text:style-name="P27"/>
      <text:p text:style-name="P27"/>
      <text:p text:style-name="P27"><draw:caption text:anchor-type="paragraph" draw:z-index="12" draw:style-name="gr11" draw:text-style-name="P152" svg:width="5.16cm" svg:height="1.537cm" svg:x="9.611cm" svg:y="0.108cm" draw:caption-point-x="6.363cm" draw:caption-point-y="-0.768cm"><text:p text:style-name="P151"><text:span text:style-name="T57">Fornire motivazione all'utente</text:span></text:p></draw:caption></text:p>
      <text:p text:style-name="P27"/>
      <text:p text:style-name="P27"/>
      <text:p text:style-name="P27"/>
      <text:p text:style-name="P27"><text:tab/> <text:s/><text:span text:style-name="T15">Correttore di Bozze</text:span></text:p>
      <text:p text:style-name="P27"/>
      <text:p text:style-name="P27"/>
      <text:p text:style-name="P33"><text:span text:style-name="T7">Correttore di Bozze</text:span><text:span text:style-name="T5">:</text:span> <text:span text:style-name="T17">Ha il compito di verificare che le inserzioni inserite dagli utenti siano valide. La verifica delle inserzioni è effettuata prima dell'effettiva pubblicazione sul sito.</text:span></text:p>
      <text:p text:style-name="P144"><text:span text:style-name="T8"/></text:p>
      <text:p text:style-name="P144"><text:span text:style-name="T8"/></text:p>
      <text:p text:style-name="P144"><text:span text:style-name="T8"/></text:p>
      <text:p text:style-name="P144"><text:span text:style-name="T8"/></text:p>
      <text:p text:style-name="P144"><text:soft-page-break/><text:span text:style-name="T8">DESCRIZIONE</text:span></text:p>
      <text:p text:style-name="P117"/>
      <text:p text:style-name="P117"/>
      <text:p text:style-name="P117"/>
      <text:p text:style-name="P122">UTENTE:</text:p>
      <text:p text:style-name="P69">Un utente per poter accedere al <text:span text:style-name="T20">portale e usufruire del servizio di scambio, deve essersi registrato.</text:span></text:p>
      <text:p text:style-name="P77">La registrazione avviene mediante inserimento dei dati personali con conseguente creazione di un profilo personale che sarà accessibile mediante username e password relativi all'u<text:span text:style-name="T22">tente.</text:span></text:p>
      <text:p text:style-name="P70">Un utente registrato <text:span text:style-name="T18">potrà quindi:</text:span></text:p>
      <text:p text:style-name="P80"><text:tab/>- Gestire il profilo personale (Patrimonio librario, Immagine);</text:p>
      <text:p text:style-name="P80"><text:tab/>- Ricercare un libro per Genere / Titolo / Autore / Utenti limitrofi;<text:tab/></text:p>
      <text:p text:style-name="P81"><text:tab/>- Condividere sul proprio profilo un libro, il quale potrà essere prestato. L'inserzione del </text:p>
      <text:p text:style-name="P81"><text:tab/>libro avverrà previa revisione del Correttore di Bozze che ne controllerà la validità:</text:p>
      <text:list xml:id="list4227028340175885475" text:style-name="L43">
        <text:list-header>
          <text:p text:style-name="P137">- <text:span text:style-name="T21">Contattare</text:span> <text:span text:style-name="T21">mediante posta elettronica </text:span>un altro utente <text:span text:style-name="T21">iscritto al portale, per richiesta di </text:span></text:p>
          <text:p text:style-name="P138">prestito o informazioni.</text:p>
        </text:list-header>
      </text:list>
      <text:p text:style-name="P71"/>
      <text:p text:style-name="P71"/>
      <text:p text:style-name="P83">ISCRIZIONE: Descrizione</text:p>
      <text:p text:style-name="P83"/>
      <text:p text:style-name="P98">L'aspirante utente utilizzatore del sito per accedervi dovrà compilare un form di registrazione <text:span text:style-name="T24">presente al momento del collegamento al portale</text:span>, con inserimento dei dati personali:</text:p>
      <text:p text:style-name="P98"><text:tab/>- Nome e cognome;</text:p>
      <text:p text:style-name="P98"><text:tab/>- Data di nascita;</text:p>
      <text:p text:style-name="P98"><text:tab/>- Indirizzo, <text:span text:style-name="T56">Comune, Provincia, Regione;</text:span></text:p>
      <text:p text:style-name="P98"><text:tab/>- Indirizzo e-mail;</text:p>
      <text:p text:style-name="P98"><text:tab/>- Username e password.</text:p>
      <text:p text:style-name="P98">Username e password verranno utilizzati in futuro per accedere al sito.</text:p>
      <text:p text:style-name="P98"/>
      <text:p text:style-name="P98"/>
      <text:p text:style-name="P89">ISCRIZIONE: Flusso</text:p>
      <text:p text:style-name="P89"/>
      <text:p text:style-name="P113"/>
      <text:p text:style-name="P113"><draw:g text:anchor-type="paragraph" draw:z-index="15" draw:style-name="gr1"><draw:rect draw:style-name="gr2" draw:text-style-name="P150" svg:width="6.086cm" svg:height="2.938cm" svg:x="4.875cm" svg:y="0.058cm"><text:p/></draw:rect><draw:rect draw:style-name="gr14" draw:text-style-name="P153" svg:width="5.822cm" svg:height="0.821cm" svg:x="5.007cm" svg:y="0.19cm"><text:p text:style-name="P151"><text:span text:style-name="T58">Iscrizione:</text:span></text:p><text:p text:style-name="P151"><text:span text:style-name="T58">Inserimento dati e indirizzo e-mail</text:span></text:p></draw:rect></draw:g></text:p>
      <text:p text:style-name="P113"><draw:circle text:anchor-type="paragraph" draw:z-index="13" draw:style-name="gr12" draw:text-style-name="P151" svg:width="0.583cm" svg:height="0.583cm" svg:x="0.457cm" svg:y="0.24cm"><text:p/></draw:circle></text:p>
      <text:p text:style-name="P113"><draw:line text:anchor-type="paragraph" draw:z-index="14" draw:style-name="gr13" draw:text-style-name="P151" svg:x1="1.039cm" svg:y1="0.101cm" svg:x2="4.902cm" svg:y2="0.105cm"><text:p/></draw:line></text:p>
      <text:p text:style-name="P113"/>
      <text:p text:style-name="P113"/>
      <text:p text:style-name="P113"><draw:frame text:anchor-type="paragraph" draw:z-index="17" draw:style-name="gr15" draw:text-style-name="P154" svg:width="1.8cm" svg:height="1.535cm" svg:x="12.099cm" svg:y="0.252cm"><draw:text-box><text:p text:style-name="P151"><text:span text:style-name="T59">Indirizzo </text:span></text:p><text:p text:style-name="P151"><text:span text:style-name="T59">e-mail già esistente?</text:span></text:p></draw:text-box></draw:frame><draw:polyline text:anchor-type="paragraph" draw:z-index="16" draw:style-name="gr13" draw:text-style-name="P151" svg:width="2.168cm" svg:height="1.685cm" draw:transform="rotate (-2.26788083004143) translate (12.444381254477cm 0.85199267909981cm)" svg:viewBox="0 0 2169 1686" draw:points="493,1523 0,934 1116,0 2169,1258 1699,1686"><text:p/></draw:polyline></text:p>
      <text:p text:style-name="P113"/>
      <text:p text:style-name="P113"><draw:line text:anchor-type="paragraph" draw:z-index="79" draw:style-name="gr13" draw:text-style-name="P151" svg:x1="6.913cm" svg:y1="0.155cm" svg:x2="6.913cm" svg:y2="1.432cm"><text:p/></draw:line></text:p>
      <text:p text:style-name="P113"/>
      <text:p text:style-name="P113"/>
      <text:p text:style-name="P113"><draw:g text:anchor-type="paragraph" draw:z-index="78" draw:style-name="gr1"><draw:rect draw:style-name="gr2" draw:text-style-name="P150" svg:width="6.668cm" svg:height="3.687cm" svg:x="2.177cm" svg:y="0.215cm"><text:p/></draw:rect><draw:rect draw:style-name="gr14" draw:text-style-name="P153" svg:width="6.379cm" svg:height="1.031cm" svg:x="2.322cm" svg:y="0.381cm"><text:p text:style-name="P151"><text:span text:style-name="T58">Conferma:</text:span></text:p><text:p text:style-name="P151"><text:span text:style-name="T58">Ricezione automatica dell'e-mail da parte</text:span></text:p><text:p text:style-name="P151"><text:span text:style-name="T58">del Sistema</text:span></text:p></draw:rect></draw:g></text:p>
      <text:p text:style-name="P51"/>
      <text:p text:style-name="P51"><draw:g text:anchor-type="paragraph" draw:z-index="18" draw:style-name="gr1"><draw:circle draw:style-name="gr2" draw:text-style-name="P150" svg:width="1.377cm" svg:height="1.377cm" svg:x="12.495cm" svg:y="0.259cm"><text:p/></draw:circle><draw:circle draw:style-name="gr3" draw:text-style-name="P151" svg:width="0.662cm" svg:height="0.662cm" svg:x="12.865cm" svg:y="0.603cm"><text:p/></draw:circle></draw:g></text:p>
      <text:p text:style-name="P51"/>
      <text:p text:style-name="P51"><draw:line text:anchor-type="paragraph" draw:z-index="19" draw:style-name="gr13" draw:text-style-name="P151" svg:x1="8.844cm" svg:y1="0.028cm" svg:x2="12.469cm" svg:y2="0.028cm"><text:p/></draw:lin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ISCRIZIONE: Assunti</text:p>
      <text:p text:style-name="P58"/>
      <text:p text:style-name="P58">Pre-condizioni</text:p>
      <text:p text:style-name="P38">Nessuna.</text:p>
      <text:p text:style-name="P58">Assunti all'uscita</text:p>
      <text:p text:style-name="P35">Se l'utente ha completato l'iscrizione <text:span text:style-name="T25">con successo e ha confermato l'iscrizione prendendo visione dell'e-mail ricevuta in automatico dal Sistema, potrà accedere al sito inserendo username e password stabiliti al momento della registrazione. </text:span></text:p>
      <text:p text:style-name="P36">Da questo momento potrà usufruire dei servizi forniti dal portale <text:span text:style-name="T26">e gestire il proprio profilo personale</text:span>.</text:p>
      <text:p text:style-name="P36"/>
      <text:p text:style-name="P84"><text:span text:style-name="T27">CONDIVISIONE</text:span>: Descrizione</text:p>
      <text:p text:style-name="P84"/>
      <text:p text:style-name="P104">L'utente avrà la possibilità di condividere il proprio patrimonio librario personale mediante la creazione di inserzioni. L'inserzione di un libro dovrà contenere:</text:p>
      <text:p text:style-name="P104"><text:tab/>- Titolo libro;</text:p>
      <text:p text:style-name="P104"><text:tab/>- Autore libro;</text:p>
      <text:p text:style-name="P104"><text:tab/>- Immagine del libro.</text:p>
      <text:p text:style-name="P104">L'inserzione una volta completata verrà presa in carico dal Correttore di Bozze per la verifica e la pubblicazione, se e solo se <text:span text:style-name="T28">sarà</text:span> corretta.</text:p>
      <text:p text:style-name="P99"/>
      <text:p text:style-name="P99"/>
      <text:p text:style-name="P90"><text:span text:style-name="T29">CONDIVISIONE</text:span>: Flusso</text:p>
      <text:p text:style-name="P90"/>
      <text:p text:style-name="P90"/>
      <text:p text:style-name="P90"><draw:g text:anchor-type="paragraph" draw:z-index="80" draw:style-name="gr17"><draw:rect draw:style-name="gr2" draw:text-style-name="P155" svg:width="4.896cm" svg:height="2.297cm" svg:x="2.917cm" svg:y="0.228cm"><text:p/></draw:rect><draw:rect draw:style-name="gr14" draw:text-style-name="P153" svg:width="4.62cm" svg:height="0.641cm" svg:x="3.042cm" svg:y="0.332cm"><text:p text:style-name="P151"><text:span text:style-name="T58">Crezione dell'inserzione</text:span></text:p></draw:rect></draw:g><draw:g text:anchor-type="paragraph" draw:z-index="81" draw:style-name="gr17"><draw:rect draw:style-name="gr2" draw:text-style-name="P155" svg:width="5.345cm" svg:height="2.297cm" svg:x="10.088cm" svg:y="0.28cm"><text:p/></draw:rect><draw:rect draw:style-name="gr14" draw:text-style-name="P153" svg:width="5.044cm" svg:height="0.641cm" svg:x="10.226cm" svg:y="0.384cm"><text:p text:style-name="P151"><text:span text:style-name="T58">Verifica del Correttore di Bozze</text:span></text:p></draw:rect></draw:g></text:p>
      <text:p text:style-name="P114"><draw:circle text:anchor-type="paragraph" draw:z-index="20" draw:style-name="gr12" draw:text-style-name="P151" svg:width="0.583cm" svg:height="0.583cm" svg:x="0.245cm" svg:y="0.056cm"><text:p/></draw:circle><draw:line text:anchor-type="paragraph" draw:z-index="21" draw:style-name="gr13" draw:text-style-name="P151" svg:x1="0.827cm" svg:y1="0.347cm" svg:x2="2.891cm" svg:y2="0.347cm"><text:p/></draw:line><draw:line text:anchor-type="paragraph" draw:z-index="24" draw:style-name="gr13" draw:text-style-name="P151" svg:x1="7.785cm" svg:y1="0.374cm" svg:x2="10.06cm" svg:y2="0.374cm"><text:p/></draw:line></text:p>
      <text:p text:style-name="P114"><draw:line text:anchor-type="paragraph" draw:z-index="29" draw:style-name="gr19" draw:text-style-name="P151" svg:x1="0.496cm" svg:y1="0.233cm" svg:x2="0.522cm" svg:y2="2.163cm"><text:p/></draw:line></text:p>
      <text:p text:style-name="P114"/>
      <text:p text:style-name="P114"/>
      <text:p text:style-name="P52"><draw:line text:anchor-type="paragraph" draw:z-index="82" draw:style-name="gr13" draw:text-style-name="P151" svg:x1="12.39cm" svg:y1="0.467cm" svg:x2="12.39cm" svg:y2="1.834cm"><text:p/></draw:line><draw:line text:anchor-type="paragraph" draw:z-index="84" draw:style-name="gr25" draw:text-style-name="P151" svg:x1="10.855cm" svg:y1="0.467cm" svg:x2="10.855cm" svg:y2="0.936cm"><text:p/></draw:line></text:p>
      <text:p text:style-name="P52"><draw:frame text:anchor-type="paragraph" draw:z-index="27" draw:style-name="gr16" draw:text-style-name="P154" svg:width="2.382cm" svg:height="0.533cm" svg:x="12.522cm" svg:y="0.282cm"><draw:text-box><text:p><text:span text:style-name="T59">Accettazione</text:span></text:p></draw:text-box></draw:frame><draw:line text:anchor-type="paragraph" draw:z-index="28" draw:style-name="gr18" draw:text-style-name="P151" svg:x1="10.855cm" svg:y1="0.45cm" svg:x2="0.522cm" svg:y2="0.471cm"><text:p/></draw:line></text:p>
      <text:p text:style-name="P52"><draw:frame text:anchor-type="paragraph" draw:z-index="22" draw:style-name="gr16" draw:text-style-name="P154" svg:width="6.721cm" svg:height="0.533cm" svg:x="2.441cm" svg:y="0.229cm"><draw:text-box><text:p><text:span text:style-name="T59">Rifiuto con motivazione per e-mail</text:span></text:p></draw:text-box></draw:frame></text:p>
      <text:p text:style-name="P52"><draw:g text:anchor-type="paragraph" draw:z-index="25" draw:style-name="gr17"><draw:rect draw:style-name="gr2" draw:text-style-name="P155" svg:width="5.926cm" svg:height="2.241cm" svg:x="9.825cm" svg:y="0.374cm"><text:p/></draw:rect><draw:rect draw:style-name="gr14" draw:text-style-name="P153" svg:width="5.594cm" svg:height="0.627cm" svg:x="9.977cm" svg:y="0.475cm"><text:p text:style-name="P151"><text:span text:style-name="T58">Pubblicazione dell'inserzione</text:span></text:p></draw:rect></draw:g></text:p>
      <text:p text:style-name="P52"/>
      <text:p text:style-name="P52"/>
      <text:p text:style-name="P52"><draw:g text:anchor-type="paragraph" draw:z-index="23" draw:style-name="gr1"><draw:circle draw:style-name="gr2" draw:text-style-name="P150" svg:width="1.377cm" svg:height="1.377cm" svg:x="5.246cm" svg:y="0.159cm"><text:p/></draw:circle><draw:circle draw:style-name="gr3" draw:text-style-name="P151" svg:width="0.662cm" svg:height="0.662cm" svg:x="5.616cm" svg:y="0.503cm"><text:p/></draw:circle></draw:g></text:p>
      <text:p text:style-name="P52"><draw:line text:anchor-type="paragraph" draw:z-index="26" draw:style-name="gr13" draw:text-style-name="P151" svg:x1="9.825cm" svg:y1="0.321cm" svg:x2="6.648cm" svg:y2="0.321cm"><text:p/></draw:line></text:p>
      <text:p text:style-name="P52"/>
      <text:p text:style-name="P52"/>
      <text:p text:style-name="P52"/>
      <text:p text:style-name="P64"><text:span text:style-name="T27">CONDIVISIONE</text:span>: <text:span text:style-name="T30">Assunti</text:span></text:p>
      <text:p text:style-name="P59"/>
      <text:p text:style-name="P59">Pre-condizioni</text:p>
      <text:p text:style-name="P40">L'utente iscritto e collegato al sito è autorizzato alla creazione delle inserzioni.</text:p>
      <text:p text:style-name="P59">Assunti all'uscita</text:p>
      <text:p text:style-name="P43">L'utente registrato e collegato al sito potrà creare inserzioni per condividere i propri libri.</text:p>
      <text:p text:style-name="P43">La creazione dell'inserzione, una volta presa in carico e accettata dal Correttore di Bozze, sarà</text:p>
      <text:p text:style-name="P43">pubblicata sul sito e potrà essere visualizzata dagli altri utenti registrati al portale e quindi potrà</text:p>
      <text:p text:style-name="P43">essere oggetto di richieste di prestito.</text:p>
      <text:p text:style-name="P43">Se l'inserzione viene rifiutata, l'utente riceverà un messaggio dal Correttore di Bozze con le motivazioni, quindi se l'inserzione è stata rifiutata, l'utente dovrà ripetere l'operazione di creazione dell'inserzione.</text:p>
      <text:p text:style-name="P120"><text:soft-page-break/><text:span text:style-name="T44">RICHIESTA DI PRESTITO</text:span><text:span text:style-name="T43">: Descrizione</text:span></text:p>
      <text:p text:style-name="P85"/>
      <text:p text:style-name="P106">L'utente loggato al servizio potrà visualizzare i libri condivisi dagli altri utenti e fare una richiesta di prestito ad altri utenti, contattandoli mediante e-mail <text:span text:style-name="T33">disponibile nell'inserzione.</text:span></text:p>
      <text:p text:style-name="P100"/>
      <text:p text:style-name="P100"/>
      <text:p text:style-name="P91"><text:span text:style-name="T32">RICHIESTA DI PRESTITO</text:span>: Flusso</text:p>
      <text:p text:style-name="P91"/>
      <text:p text:style-name="P91"/>
      <text:p text:style-name="P53"><draw:circle text:anchor-type="paragraph" draw:z-index="33" draw:style-name="gr20" draw:text-style-name="P150" svg:width="1.377cm" svg:height="1.377cm" svg:x="5.801cm" svg:y="7.306cm"><text:p/></draw:circle><draw:circle text:anchor-type="paragraph" draw:z-index="34" draw:style-name="gr21" draw:text-style-name="P151" svg:width="0.662cm" svg:height="0.662cm" svg:x="6.172cm" svg:y="7.65cm"><text:p/></draw:circle><draw:rect text:anchor-type="paragraph" draw:z-index="36" draw:style-name="gr20" draw:text-style-name="P150" svg:width="6.483cm" svg:height="3.32cm" svg:x="10.326cm" svg:y="1.166cm"><text:p/></draw:rect><draw:rect text:anchor-type="paragraph" draw:z-index="37" draw:style-name="gr22" draw:text-style-name="P153" svg:width="6.192cm" svg:height="1.204cm" svg:x="10.458cm" svg:y="1.298cm"><text:p text:style-name="P151"><text:span text:style-name="T58">Risposta alla richiesta di prestito</text:span></text:p><text:p text:style-name="P151"><text:span text:style-name="T58"><text:s/></text:span><text:span text:style-name="T58">[proprietario libro]</text:span></text:p></draw:rect><draw:rect text:anchor-type="paragraph" draw:z-index="38" draw:style-name="gr20" draw:text-style-name="P155" svg:width="6.375cm" svg:height="2.939cm" svg:x="10.354cm" svg:y="6.447cm"><text:p/></draw:rect><draw:rect text:anchor-type="paragraph" draw:z-index="39" draw:style-name="gr22" draw:text-style-name="P153" svg:width="6.091cm" svg:height="1.123cm" svg:x="10.506cm" svg:y="6.579cm"><text:p text:style-name="P151"><text:span text:style-name="T58">Libro in prestito non reperibile fino</text:span></text:p><text:p text:style-name="P151"><text:span text:style-name="T58">alla data di restituzione</text:span></text:p></draw:rect><draw:circle text:anchor-type="paragraph" draw:z-index="30" draw:style-name="gr12" draw:text-style-name="P151" svg:width="0.583cm" svg:height="0.583cm" svg:x="0.245cm" svg:y="1.866cm"><text:p/></draw:circle><draw:line text:anchor-type="paragraph" draw:z-index="31" draw:style-name="gr13" draw:text-style-name="P151" svg:x1="0.827cm" svg:y1="2.157cm" svg:x2="2.891cm" svg:y2="2.157cm"><text:p/></draw:line><draw:line text:anchor-type="paragraph" draw:z-index="35" draw:style-name="gr13" draw:text-style-name="P151" svg:x1="8.05cm" svg:y1="2.263cm" svg:x2="10.325cm" svg:y2="2.263cm"><text:p/></draw:line><draw:line text:anchor-type="paragraph" draw:z-index="40" draw:style-name="gr13" draw:text-style-name="P151" svg:x1="13.712cm" svg:y1="4.486cm" svg:x2="13.712cm" svg:y2="6.474cm"><text:p/></draw:line><draw:line text:anchor-type="paragraph" draw:z-index="41" draw:style-name="gr13" draw:text-style-name="P151" svg:x1="10.354cm" svg:y1="8.008cm" svg:x2="7.177cm" svg:y2="8.008cm"><text:p/></draw:line></text:p>
      <text:p text:style-name="P53"/>
      <text:p text:style-name="P53"><draw:g text:anchor-type="paragraph" draw:z-index="32" draw:style-name="gr1"><draw:rect draw:style-name="gr2" draw:text-style-name="P150" svg:width="5.187cm" svg:height="3.335cm" svg:x="2.865cm" svg:y="0.166cm"><text:p/></draw:rect><draw:rect draw:style-name="gr14" draw:text-style-name="P153" svg:width="4.896cm" svg:height="1.227cm" svg:x="2.997cm" svg:y="0.297cm"><text:p text:style-name="P151"><text:span text:style-name="T58">Richiesta prestito</text:span></text:p><text:p text:style-name="P151"><text:span text:style-name="T58"/></text:p></draw:rect></draw:g></text:p>
      <text:p text:style-name="P65"/>
      <text:p text:style-name="P65"/>
      <text:p text:style-name="P65"><draw:polyline text:anchor-type="paragraph" draw:z-index="43" draw:style-name="gr13" draw:text-style-name="P151" svg:width="7.926cm" svg:height="10.401cm" draw:transform="skewX (-9.03575422418161E-017) rotate (-2.26788083004143) translate (12.0118192274981cm 2.53266198748501cm)" svg:viewBox="0 0 7927 10402" draw:points="0,750 895,0 7927,8398 5494,10402"><text:p/></draw:polyline></text:p>
      <text:p text:style-name="P65"/>
      <text:p text:style-name="P65"/>
      <text:p text:style-name="P65"/>
      <text:p text:style-name="P65"/>
      <text:p text:style-name="P65"><draw:frame text:anchor-type="paragraph" draw:z-index="42" draw:style-name="gr23" draw:text-style-name="P154" svg:width="3.017cm" svg:height="0.976cm" svg:x="13.898cm" svg:y="0.131cm"><draw:text-box><text:p><text:span text:style-name="T59">Prestito del libro</text:span></text:p></draw:text-box></draw:frame></text:p>
      <text:p text:style-name="P65"><draw:frame text:anchor-type="paragraph" draw:z-index="44" draw:style-name="gr24" draw:text-style-name="P154" svg:width="3.308cm" svg:height="0.593cm" svg:x="3.87cm" svg:y="0.298cm"><draw:text-box><text:p><text:span text:style-name="T59">Rifiuto del prestito</text:span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pan text:style-name="T32">RICHIESTA DI PRESTITO</text:span>: <text:span text:style-name="T30">Assunti</text:span></text:p>
      <text:p text:style-name="P60"/>
      <text:p text:style-name="P60">Pre-condizioni</text:p>
      <text:p text:style-name="P41">L'utente iscritto e collegato al sito è autorizzato <text:span text:style-name="T32">a richiedere libri in prestito.</text:span></text:p>
      <text:p text:style-name="P60">Assunti all'uscita</text:p>
      <text:p text:style-name="P44">L'utente registrato e collegato al sito potrà <text:span text:style-name="T34">richiedere libri in prestito.</text:span></text:p>
      <text:p text:style-name="P46">Individuato il libro mediante la funzione di ricerca, potrà contattare l'utente proprietario del libro</text:p>
      <text:p text:style-name="P46">per effettuare una richiesta di prestito. Il contatto tra utenti avviene mediante e-mail.</text:p>
      <text:p text:style-name="P46">Se la richiesta di prestito viene accettata <text:s/>gli utenti stabiliranno privatamente le modalità di consegna e riconsegna del libro. Il libro quindi non sarà reperibile sul sito fino alla data di restituzione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6"><text:soft-page-break/><text:span text:style-name="T31">RICERCA</text:span>: Descrizione</text:p>
      <text:p text:style-name="P86"/>
      <text:p text:style-name="P107">L'utente loggato al servizio potrà visualizzare i libri condivisi dagli altri utenti e fare una richiesta di prestito ad altri utenti, contattandoli mediante e-mail <text:span text:style-name="T33">disponibile nell'inserzione.</text:span></text:p>
      <text:p text:style-name="P101"/>
      <text:p text:style-name="P101"/>
      <text:p text:style-name="P92"><text:span text:style-name="T32">RICERCA</text:span>: Flusso</text:p>
      <text:p text:style-name="P92"/>
      <text:p text:style-name="P92"/>
      <text:p text:style-name="P54"><draw:rect text:anchor-type="paragraph" draw:z-index="51" draw:style-name="gr20" draw:text-style-name="P150" svg:width="6.483cm" svg:height="3.32cm" svg:x="10.326cm" svg:y="1.166cm"><text:p/></draw:rect><draw:rect text:anchor-type="paragraph" draw:z-index="52" draw:style-name="gr22" draw:text-style-name="P153" svg:width="6.192cm" svg:height="1.204cm" svg:x="10.458cm" svg:y="1.298cm"><text:p text:style-name="P151"><text:span text:style-name="T58">Risultati ricerca</text:span></text:p></draw:rect><draw:circle text:anchor-type="paragraph" draw:z-index="45" draw:style-name="gr12" draw:text-style-name="P151" svg:width="0.583cm" svg:height="0.583cm" svg:x="0.245cm" svg:y="1.866cm"><text:p/></draw:circle><draw:line text:anchor-type="paragraph" draw:z-index="46" draw:style-name="gr13" draw:text-style-name="P151" svg:x1="0.827cm" svg:y1="2.157cm" svg:x2="2.891cm" svg:y2="2.157cm"><text:p/></draw:line><draw:line text:anchor-type="paragraph" draw:z-index="50" draw:style-name="gr13" draw:text-style-name="P151" svg:x1="8.05cm" svg:y1="2.263cm" svg:x2="10.325cm" svg:y2="2.263cm"><text:p/></draw:line><draw:line text:anchor-type="paragraph" draw:z-index="53" draw:style-name="gr13" draw:text-style-name="P151" svg:x1="13.712cm" svg:y1="4.486cm" svg:x2="13.712cm" svg:y2="6.474cm"><text:p/></draw:line></text:p>
      <text:p text:style-name="P54"/>
      <text:p text:style-name="P54"><draw:g text:anchor-type="paragraph" draw:z-index="47" draw:style-name="gr1"><draw:rect draw:style-name="gr2" draw:text-style-name="P150" svg:width="5.187cm" svg:height="3.335cm" svg:x="2.865cm" svg:y="0.166cm"><text:p/></draw:rect><draw:rect draw:style-name="gr14" draw:text-style-name="P153" svg:width="4.896cm" svg:height="1.227cm" svg:x="2.997cm" svg:y="0.297cm"><text:p text:style-name="P151"><text:span text:style-name="T58">Ricerca</text:span></text:p></draw:rect></draw:g></text:p>
      <text:p text:style-name="P66"/>
      <text:p text:style-name="P66"/>
      <text:p text:style-name="P66"><draw:polyline text:anchor-type="paragraph" draw:z-index="54" draw:style-name="gr13" draw:text-style-name="P151" svg:width="7.926cm" svg:height="10.401cm" draw:transform="skewX (-9.03575422418161E-017) rotate (-2.26788083004143) translate (12.0118192274981cm 2.53266198748506cm)" svg:viewBox="0 0 7927 10402" draw:points="0,750 895,0 7927,8398 5494,10402"><text:p/></draw:polyline></text:p>
      <text:p text:style-name="P66"/>
      <text:p text:style-name="P66"/>
      <text:p text:style-name="P66"/>
      <text:p text:style-name="P66"/>
      <text:p text:style-name="P66"/>
      <text:p text:style-name="P66"/>
      <text:p text:style-name="P66"><draw:frame text:anchor-type="paragraph" draw:z-index="55" draw:style-name="gr23" draw:text-style-name="P154" svg:width="3.017cm" svg:height="0.976cm" svg:x="3.923cm" svg:y="0.009cm"><draw:text-box><text:p><text:span text:style-name="T59">Libro non trovato</text:span></text:p></draw:text-box></draw:frame></text:p>
      <text:p text:style-name="P66"><draw:circle text:anchor-type="paragraph" draw:z-index="48" draw:style-name="gr20" draw:text-style-name="P150" svg:width="1.377cm" svg:height="1.377cm" svg:x="12.998cm" svg:y="0.157cm"><text:p/></draw:circle></text:p>
      <text:p text:style-name="P66"><draw:circle text:anchor-type="paragraph" draw:z-index="49" draw:style-name="gr21" draw:text-style-name="P151" svg:width="0.662cm" svg:height="0.662cm" svg:x="13.369cm" svg:y="0.014cm"><text:p/></draw:circle></text:p>
      <text:p text:style-name="P66"/>
      <text:p text:style-name="P66"/>
      <text:p text:style-name="P66"/>
      <text:p text:style-name="P66"><text:span text:style-name="T32">RICERCA</text:span>: <text:span text:style-name="T30">Assunti</text:span></text:p>
      <text:p text:style-name="P61"/>
      <text:p text:style-name="P61">Pre-condizioni</text:p>
      <text:p text:style-name="P42">L'utente iscritto e collegato al sito è autorizzato <text:span text:style-name="T32">a ricercare libri.</text:span></text:p>
      <text:p text:style-name="P61">Assunti all'uscita</text:p>
      <text:p text:style-name="P45">L'utente registrato e collegato al sito potrà <text:span text:style-name="T34">ricercare libri.</text:span></text:p>
      <text:p text:style-name="P79">La ricerca di un libro può avvenire per:</text:p>
      <text:p text:style-name="P79"><text:tab/>-Titolo;</text:p>
      <text:p text:style-name="P79"><text:tab/>-Autore;</text:p>
      <text:p text:style-name="P79"><text:tab/>-Utente.</text:p>
      <text:p text:style-name="P79">Inoltre l'utente iscritto avrà la possibilità di ricercare utenti limitrofi <text:span text:style-name="T35">iscritti al sito</text:span>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3"/>
      <text:p text:style-name="P73"/>
      <text:p text:style-name="P73"/>
      <text:p text:style-name="P112"/>
      <text:p text:style-name="P118"><text:soft-page-break/>DESCRIZIONE</text:p>
      <text:p text:style-name="P118"/>
      <text:p text:style-name="P118"/>
      <text:p text:style-name="P118"/>
      <text:p text:style-name="P111">AMMINISTRATORE:</text:p>
      <text:p text:style-name="P72">L'<text:span text:style-name="T23">A</text:span>mministratore è <text:span text:style-name="T19">un utente speciale preregistrato sul sito. Ha il compito di monitorare eventuali problemi o warning generati dal sistema: applicazione server e database. Se impossibilitato a correggerli dovrà avvisare il proprietario responsabile del servizio perché possa prendere provvedimenti al riguardo. Avrà dunque accesso al pannello di controllo dell'applicazione dove potrà monitorare le Statistiche e gestire i Correttori di Bozze.</text:span></text:p>
      <text:p text:style-name="P72"/>
      <text:p text:style-name="P72"/>
      <text:p text:style-name="P111"/>
      <text:p text:style-name="P78"><text:span text:style-name="T10">GESTIONE </text:span><text:span text:style-name="T12">DEI </text:span><text:span text:style-name="T10">CORRETTOR</text:span><text:span text:style-name="T12">I</text:span><text:span text:style-name="T10"> DI BOZZE</text:span><text:span text:style-name="T9">: Descrizione</text:span></text:p>
      <text:p text:style-name="P87"/>
      <text:p text:style-name="P108">L'<text:span text:style-name="T40">A</text:span>mministratore mediante il pannello di controllo del sito avrà la possibilità di <text:span text:style-name="T47">estire i Correttori di Bozze.</text:span></text:p>
      <text:p text:style-name="P110">Le azioni legate alla gestione dei Correttori di Bozze, prevedono la possibilità di:</text:p>
      <text:p text:style-name="P110">- Inserire un nuovo Correttore di Bozze;</text:p>
      <text:p text:style-name="P110">- Eliminare un Correttore di Bozze.</text:p>
      <text:p text:style-name="P102"/>
      <text:p text:style-name="P102"/>
      <text:p text:style-name="P96"><text:span text:style-name="T46">GESTIONE DEI CORRETTORI DI BOZZE: </text:span>Flusso</text:p>
      <text:p text:style-name="P93"/>
      <text:p text:style-name="P115"><draw:frame text:anchor-type="paragraph" draw:z-index="67" draw:style-name="gr15" draw:text-style-name="P154" svg:width="1.8cm" svg:height="1.535cm" svg:x="2.044cm" svg:y="0.323cm"><draw:text-box><text:p text:style-name="P151"><text:span text:style-name="T59">Pannello di Controllo</text:span></text:p></draw:text-box></draw:frame></text:p>
      <text:p text:style-name="P115"><draw:g text:anchor-type="paragraph" draw:z-index="58" draw:style-name="gr1"><draw:rect draw:style-name="gr2" draw:text-style-name="P150" svg:width="6.086cm" svg:height="2.938cm" svg:x="4.875cm" svg:y="0.058cm"><text:p/></draw:rect><draw:rect draw:style-name="gr14" draw:text-style-name="P153" svg:width="5.822cm" svg:height="0.821cm" svg:x="5.007cm" svg:y="0.19cm"><text:p><text:span text:style-name="T60">Inserimento/Cancellazione </text:span></text:p><text:p><text:span text:style-name="T60">di un Correttore di Bozze</text:span></text:p></draw:rect></draw:g><draw:g text:anchor-type="paragraph" draw:z-index="59" draw:style-name="gr1"><draw:circle draw:style-name="gr2" draw:text-style-name="P150" svg:width="1.377cm" svg:height="1.377cm" svg:x="14.586cm" svg:y="0.261cm"><text:p/></draw:circle><draw:circle draw:style-name="gr3" draw:text-style-name="P151" svg:width="0.662cm" svg:height="0.662cm" svg:x="14.956cm" svg:y="0.605cm"><text:p/></draw:circle></draw:g><draw:frame text:anchor-type="paragraph" draw:z-index="66" draw:style-name="gr15" draw:text-style-name="P154" svg:width="1.8cm" svg:height="1.535cm" svg:x="11.728cm" svg:y="0.296cm"><draw:text-box><text:p text:style-name="P151"><text:span text:style-name="T59">Risoluzione</text:span></text:p></draw:text-box></draw:frame></text:p>
      <text:p text:style-name="P115"><draw:circle text:anchor-type="paragraph" draw:z-index="56" draw:style-name="gr12" draw:text-style-name="P151" svg:width="0.583cm" svg:height="0.583cm" svg:x="0.457cm" svg:y="0.24cm"><text:p/></draw:circle></text:p>
      <text:p text:style-name="P115"><draw:line text:anchor-type="paragraph" draw:z-index="57" draw:style-name="gr13" draw:text-style-name="P151" svg:x1="1.039cm" svg:y1="0.101cm" svg:x2="4.902cm" svg:y2="0.105cm"><text:p/></draw:line><draw:line text:anchor-type="paragraph" draw:z-index="60" draw:style-name="gr13" draw:text-style-name="P151" svg:x1="10.961cm" svg:y1="0.166cm" svg:x2="14.586cm" svg:y2="0.166cm"><text:p/></draw:lin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57"><text:span text:style-name="T37">GESTIONE </text:span><text:span text:style-name="T39">DEI </text:span><text:span text:style-name="T37">CORRETTOR</text:span><text:span text:style-name="T39">I</text:span><text:span text:style-name="T37"> DI BOZZE</text:span><text:span text:style-name="T36">: </text:span><text:s/>Assunti</text:p>
      <text:p text:style-name="P62"/>
      <text:p text:style-name="P62">Pre-condizioni</text:p>
      <text:p text:style-name="P39">Nessuna.</text:p>
      <text:p text:style-name="P62">Assunti all'uscita</text:p>
      <text:p text:style-name="P49">L'Amministratore già preregistrato al sito, <text:span text:style-name="T48">potrà visualizzare una pagina relativa alla gestione dei Correttori di Bozze</text:span>.</text:p>
      <text:p text:style-name="P3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78"><text:soft-page-break/><text:span text:style-name="T11">STATISTICHE</text:span><text:span text:style-name="T9">: Descrizione</text:span></text:p>
      <text:p text:style-name="P87"/>
      <text:p text:style-name="P109">L'amministratore avrà <text:span text:style-name="T49">la possibilità di monitorare le Statistiche relative all'applicazione, nell'ordine di:</text:span></text:p>
      <text:p text:style-name="P109">- <text:span text:style-name="T49">Visualizzare il numero di Utenti registrati;</text:span></text:p>
      <text:p text:style-name="P109">- <text:span text:style-name="T49">Visualizzare il numero di Correttori di Bozze;</text:span></text:p>
      <text:p text:style-name="P109">- <text:span text:style-name="T49">Visualizzare il numero di Inserzioni validate;</text:span></text:p>
      <text:p text:style-name="P109">- <text:span text:style-name="T49">Visualizzare il numero di Inserzioni da validare;</text:span></text:p>
      <text:p text:style-name="P102"/>
      <text:p text:style-name="P102"/>
      <text:p text:style-name="P95"><text:span text:style-name="T49">STATISTICHE:</text:span> Flusso</text:p>
      <text:p text:style-name="P93"/>
      <text:p text:style-name="P115"/>
      <text:p text:style-name="P115"><draw:g text:anchor-type="paragraph" draw:z-index="63" draw:style-name="gr1"><draw:rect draw:style-name="gr2" draw:text-style-name="P150" svg:width="6.086cm" svg:height="2.938cm" svg:x="4.875cm" svg:y="0.058cm"><text:p/></draw:rect><draw:rect draw:style-name="gr14" draw:text-style-name="P153" svg:width="5.822cm" svg:height="0.821cm" svg:x="5.007cm" svg:y="0.19cm"><text:p text:style-name="P151"><text:span text:style-name="T58">Panello di Controllo delle Statistiche</text:span></text:p></draw:rect></draw:g><draw:g text:anchor-type="paragraph" draw:z-index="64" draw:style-name="gr1"><draw:circle draw:style-name="gr2" draw:text-style-name="P150" svg:width="1.377cm" svg:height="1.377cm" svg:x="14.586cm" svg:y="0.261cm"><text:p/></draw:circle><draw:circle draw:style-name="gr3" draw:text-style-name="P151" svg:width="0.662cm" svg:height="0.662cm" svg:x="14.956cm" svg:y="0.605cm"><text:p/></draw:circle></draw:g></text:p>
      <text:p text:style-name="P115"><draw:circle text:anchor-type="paragraph" draw:z-index="61" draw:style-name="gr12" draw:text-style-name="P151" svg:width="0.583cm" svg:height="0.583cm" svg:x="0.457cm" svg:y="0.24cm"><text:p/></draw:circle></text:p>
      <text:p text:style-name="P115"><draw:line text:anchor-type="paragraph" draw:z-index="62" draw:style-name="gr13" draw:text-style-name="P151" svg:x1="1.039cm" svg:y1="0.101cm" svg:x2="4.902cm" svg:y2="0.105cm"><text:p/></draw:line><draw:line text:anchor-type="paragraph" draw:z-index="65" draw:style-name="gr13" draw:text-style-name="P151" svg:x1="10.961cm" svg:y1="0.166cm" svg:x2="14.586cm" svg:y2="0.166cm"><text:p/></draw:lin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56"><text:span text:style-name="T38">STATISTICHE</text:span><text:span text:style-name="T36">:</text:span> Assunti</text:p>
      <text:p text:style-name="P62"/>
      <text:p text:style-name="P62">Pre-condizioni</text:p>
      <text:p text:style-name="P39">Nessuna.</text:p>
      <text:p text:style-name="P62">Assunti all'uscita</text:p>
      <text:p text:style-name="P47"><text:span text:style-name="T50">L'Amministratore visualizza le Statistiche dell'Applicazione</text:span>. 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8"><text:soft-page-break/>DESCRIZIONE</text:p>
      <text:p text:style-name="P118"/>
      <text:p text:style-name="P118"/>
      <text:p text:style-name="P118"/>
      <text:p text:style-name="P111"><text:span text:style-name="T51">CORRETTORE</text:span> DI BOZZE:</text:p>
      <text:p text:style-name="P75">Il <text:span text:style-name="T52">Correttore </text:span>di <text:span text:style-name="T23">B</text:span>ozze ha il compito di verificare la <text:span text:style-name="T23">correttezza delle inserzioni create dagli utenti</text:span>. </text:p>
      <text:p text:style-name="P75">In caso di <text:span text:style-name="T41">non correttezza dell'inserzione, il Correttore di Bozze è autorizzato a rifiutarla, in tal caso potrà fornire una motivazione all'utente</text:span>. </text:p>
      <text:p text:style-name="P82">In caso di assoluta correttezza approverà l'inserzione e il libro sarà condiviso sul profilo dell'utente.</text:p>
      <text:p text:style-name="P76">Per <text:span text:style-name="T42">aumentare</text:span> la scalabilità del servizio possono essere presenti più <text:span text:style-name="T53">Correttori</text:span> di <text:span text:style-name="T41">B</text:span>ozz<text:span text:style-name="T41">e.</text:span></text:p>
      <text:p text:style-name="P34"/>
      <text:p text:style-name="P34"/>
      <text:p text:style-name="P88"><text:span text:style-name="T41">VERIFICA</text:span>: Descrizione</text:p>
      <text:p text:style-name="P88"/>
      <text:p text:style-name="P105">L'utente avrà la possibilità di condividere il proprio patrimonio librario personale mediante la creazione di inserzioni. L'inserzione di un libro dovrà contenere:</text:p>
      <text:p text:style-name="P105"><text:tab/>- Titolo libro;</text:p>
      <text:p text:style-name="P105"><text:tab/>- Autore libro;</text:p>
      <text:p text:style-name="P105"><text:tab/>- Immagine del libro.</text:p>
      <text:p text:style-name="P105">L'inserzione una volta completata verrà presa in carico dal Correttore di Bozze per la verifica e la pubblicazione, se e solo se <text:span text:style-name="T28">sarà</text:span> corretta.</text:p>
      <text:p text:style-name="P103"/>
      <text:p text:style-name="P103"/>
      <text:p text:style-name="P94"><text:span text:style-name="T41">VERIFICA</text:span>: Flusso</text:p>
      <text:p text:style-name="P94"/>
      <text:p text:style-name="P94"><draw:g text:anchor-type="paragraph" draw:z-index="83" draw:style-name="gr17"><draw:rect draw:style-name="gr2" draw:text-style-name="P155" svg:width="4.684cm" svg:height="2.939cm" svg:x="10.061cm" svg:y="0.164cm"><text:p/></draw:rect><draw:rect draw:style-name="gr14" draw:text-style-name="P153" svg:width="4.421cm" svg:height="0.821cm" svg:x="10.181cm" svg:y="0.296cm"><text:p text:style-name="P151"><text:span text:style-name="T58">Verifica dell'inserzione</text:span></text:p></draw:rect></draw:g></text:p>
      <text:p text:style-name="P94"/>
      <text:p text:style-name="P116"><draw:circle text:anchor-type="paragraph" draw:z-index="68" draw:style-name="gr12" draw:text-style-name="P151" svg:width="0.583cm" svg:height="0.583cm" svg:x="0.245cm" svg:y="0.056cm"><text:p/></draw:circle><draw:line text:anchor-type="paragraph" draw:z-index="69" draw:style-name="gr13" draw:text-style-name="P151" svg:x1="0.827cm" svg:y1="0.347cm" svg:x2="10.061cm" svg:y2="0.428cm"><text:p/></draw:line></text:p>
      <text:p text:style-name="P116"><draw:line text:anchor-type="paragraph" draw:z-index="77" draw:style-name="gr19" draw:text-style-name="P151" svg:x1="0.496cm" svg:y1="0.233cm" svg:x2="0.522cm" svg:y2="1.584cm"><text:p/></draw:line></text:p>
      <text:p text:style-name="P116"/>
      <text:p text:style-name="P116"/>
      <text:p text:style-name="P55"><draw:line text:anchor-type="paragraph" draw:z-index="76" draw:style-name="gr18" draw:text-style-name="P151" svg:x1="10.061cm" svg:y1="0.367cm" svg:x2="0.522cm" svg:y2="0.349cm"><text:p/></draw:line></text:p>
      <text:p text:style-name="P55"><draw:line text:anchor-type="paragraph" draw:z-index="73" draw:style-name="gr13" draw:text-style-name="P151" svg:x1="12.548cm" svg:y1="0.019cm" svg:x2="12.548cm" svg:y2="1.441cm"><text:p/></draw:line><draw:frame text:anchor-type="paragraph" draw:z-index="75" draw:style-name="gr16" draw:text-style-name="P154" svg:width="2.382cm" svg:height="0.533cm" svg:x="12.707cm" svg:y="0.388cm"><draw:text-box><text:p><text:span text:style-name="T59">Accettazione</text:span></text:p></draw:text-box></draw:frame><draw:frame text:anchor-type="paragraph" draw:z-index="70" draw:style-name="gr16" draw:text-style-name="P154" svg:width="6.721cm" svg:height="0.533cm" svg:x="2.441cm" svg:y="0.111cm"><draw:text-box><text:p><text:span text:style-name="T59">Motivazione del rifiuto </text:span></text:p></draw:text-box></draw:frame></text:p>
      <text:p text:style-name="P55"/>
      <text:p text:style-name="P55"><draw:g text:anchor-type="paragraph" draw:z-index="72" draw:style-name="gr17"><draw:rect draw:style-name="gr2" draw:text-style-name="P155" svg:width="5.926cm" svg:height="2.571cm" svg:x="9.825cm" svg:y="0.467cm"><text:p/></draw:rect><draw:rect draw:style-name="gr14" draw:text-style-name="P153" svg:width="5.594cm" svg:height="0.717cm" svg:x="9.977cm" svg:y="0.583cm"><text:p text:style-name="P151"><text:span text:style-name="T58">Pubblicazione dell'inserzione</text:span></text:p></draw:rect></draw:g></text:p>
      <text:p text:style-name="P55"/>
      <text:p text:style-name="P55"/>
      <text:p text:style-name="P55"><draw:g text:anchor-type="paragraph" draw:z-index="71" draw:style-name="gr1"><draw:circle draw:style-name="gr2" draw:text-style-name="P150" svg:width="1.377cm" svg:height="1.377cm" svg:x="5.246cm" svg:y="0.159cm"><text:p/></draw:circle><draw:circle draw:style-name="gr3" draw:text-style-name="P151" svg:width="0.662cm" svg:height="0.662cm" svg:x="5.616cm" svg:y="0.503cm"><text:p/></draw:circle></draw:g></text:p>
      <text:p text:style-name="P55"><draw:line text:anchor-type="paragraph" draw:z-index="74" draw:style-name="gr13" draw:text-style-name="P151" svg:x1="9.825cm" svg:y1="0.321cm" svg:x2="6.648cm" svg:y2="0.321cm"><text:p/></draw:line></text:p>
      <text:p text:style-name="P55"/>
      <text:p text:style-name="P55"/>
      <text:p text:style-name="P55"/>
      <text:p text:style-name="P67"><text:span text:style-name="T41">VERIFICA</text:span>: <text:span text:style-name="T30">Assunti</text:span></text:p>
      <text:p text:style-name="P63"/>
      <text:p text:style-name="P63">Pre-condizioni</text:p>
      <text:p text:style-name="P48">Nessuna.</text:p>
      <text:p text:style-name="P63">Assunti all'uscita</text:p>
      <text:p text:style-name="P68">Il <text:span text:style-name="T45">Correttore</text:span> di Bozze in caso di richiesta di inserzione di un libro dovrà verificare se quest'ultima è consona alla pubblicazione, quindi potrà:</text:p>
      <text:p text:style-name="P68"><text:tab/>- Accettarla → l'inserzione verrà pubblicata sul sito e sarà visibile agli utenti registrati;</text:p>
      <text:p text:style-name="P68"><text:tab/>- Rifiutarla → al rifiuto potrà seguire una motivazione.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3" draw:display-name="Arrowhead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44:38.992710343</meta:creation-date>
    <meta:generator>LibreOffice/4.4.2.2$Linux_X86_64 LibreOffice_project/40m0$Build-2</meta:generator>
    <dc:date>2015-07-01T12:05:40.619835377</dc:date>
    <meta:editing-duration>PT3H20M46S</meta:editing-duration>
    <meta:editing-cycles>113</meta:editing-cycles>
    <meta:document-statistic meta:table-count="5" meta:image-count="0" meta:object-count="0" meta:page-count="11" meta:paragraph-count="185" meta:word-count="1275" meta:character-count="9076" meta:non-whitespace-character-count="7944"/>
  </office:meta>
</office:document-meta>
</file>